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3" style:family="paragraph" style:parent-style-name="Text_20_body">
      <style:paragraph-properties fo:margin-top="0cm" fo:margin-bottom="0cm"/>
    </style:style>
    <style:style style:name="P4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5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6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7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8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9" style:family="paragraph" style:parent-style-name="Text_20_body">
      <style:paragraph-properties fo:margin-left="1.482cm" fo:margin-right="0cm" fo:text-indent="-0.635cm" style:auto-text-indent="false"/>
    </style:style>
    <style:style style:name="P10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1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2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13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14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15" style:family="paragraph" style:parent-style-name="Text_20_body">
      <style:paragraph-properties fo:background-color="#ffffff">
        <style:background-image/>
      </style:paragraph-properties>
    </style:style>
    <style:style style:name="P16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17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18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19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20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background-color="transparent"/>
    </style:style>
    <style:style style:name="P21" style:family="paragraph" style:parent-style-name="Heading_20_1">
      <style:text-properties fo:font-variant="normal" fo:text-transform="none" style:font-name="Inconsolata" fo:font-style="normal" fo:font-weight="bold"/>
    </style:style>
    <style:style style:name="P22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3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4" style:family="paragraph" style:parent-style-name="Heading_20_4">
      <style:text-properties fo:background-color="#66ff00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" fo:font-size="10pt" fo:background-color="#00ff00"/>
    </style:style>
    <style:style style:name="T9" style:family="text">
      <style:text-properties fo:font-variant="normal" fo:text-transform="none" style:font-name="Courier New" fo:font-size="10pt" fo:background-color="#ffff00"/>
    </style:style>
    <style:style style:name="T10" style:family="text">
      <style:text-properties fo:font-variant="normal" fo:text-transform="none" style:font-name="Courier New" fo:font-size="10pt" fo:background-color="#0000ff"/>
    </style:style>
    <style:style style:name="T11" style:family="text">
      <style:text-properties fo:font-variant="normal" fo:text-transform="none" style:font-name="Courier New" fo:font-size="10pt" fo:background-color="#d3d3d3"/>
    </style:style>
    <style:style style:name="T12" style:family="text">
      <style:text-properties fo:font-variant="normal" fo:text-transform="none" style:font-name="Courier New" fo:font-size="10pt" fo:background-color="#808000"/>
    </style:style>
    <style:style style:name="T13" style:family="text">
      <style:text-properties fo:font-variant="normal" fo:text-transform="none" style:font-name="Courier New" fo:font-size="10pt" fo:background-color="#ff00ff"/>
    </style:style>
    <style:style style:name="T14" style:family="text">
      <style:text-properties fo:font-variant="normal" fo:text-transform="none" style:font-name="Courier New" fo:font-size="10pt" fo:language="en" fo:country="US" fo:background-color="#ff00ff"/>
    </style:style>
    <style:style style:name="T15" style:family="text">
      <style:text-properties fo:font-variant="normal" fo:text-transform="none" style:font-name="Courier New" fo:font-size="10pt" fo:background-color="#00cc00"/>
    </style:style>
    <style:style style:name="T16" style:family="text">
      <style:text-properties fo:font-variant="normal" fo:text-transform="none" style:font-name="Courier New" fo:font-size="10pt" fo:background-color="#ffd320"/>
    </style:style>
    <style:style style:name="T17" style:family="text">
      <style:text-properties fo:font-variant="normal" fo:text-transform="none" style:font-name="Courier New" fo:font-size="10pt" fo:background-color="#00cc33"/>
    </style:style>
    <style:style style:name="T18" style:family="text">
      <style:text-properties fo:font-variant="normal" fo:text-transform="none" style:font-name="Courier New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" fo:font-size="10pt" fo:language="ru" fo:country="RU" style:text-underline-style="none" style:text-blinking="false" fo:background-color="#dddddd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" fo:font-size="10pt" fo:language="ru" fo:country="RU" style:text-underline-style="none" style:text-blinking="false" fo:background-color="#ffff00" style:font-size-asian="10pt" style:font-size-complex="10pt"/>
    </style:style>
    <style:style style:name="T27" style:family="text">
      <style:text-properties fo:font-variant="normal" fo:text-transform="none" style:text-line-through-style="none" style:font-name="Courier New" fo:font-size="10pt" fo:language="ru" fo:country="RU" style:text-underline-style="none" style:text-blinking="false" fo:background-color="#66ff00"/>
    </style:style>
    <style:style style:name="T28" style:family="text">
      <style:text-properties fo:font-variant="normal" fo:text-transform="none" style:text-line-through-style="none" style:font-name="Courier New" fo:font-size="10pt" fo:language="ru" fo:country="RU" style:text-underline-style="none" style:text-blinking="false" fo:background-color="#66ff00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3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4" style:family="text">
      <style:text-properties fo:font-variant="normal" fo:text-transform="none" style:font-name="inherit1" fo:font-size="12pt" fo:font-style="normal" fo:font-weight="normal"/>
    </style:style>
    <style:style style:name="T35" style:family="text">
      <style:text-properties fo:font-variant="normal" fo:text-transform="none" style:font-name="inherit1" fo:font-size="12pt" fo:font-style="normal" fo:font-weight="normal" fo:background-color="#66ff00"/>
    </style:style>
    <style:style style:name="T36" style:family="text">
      <style:text-properties fo:font-variant="normal" fo:text-transform="none" style:font-name="inherit1" fo:font-size="12pt" fo:font-style="normal" fo:font-weight="normal" fo:background-color="#ff00cc"/>
    </style:style>
    <style:style style:name="T37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8" style:family="text">
      <style:text-properties fo:font-variant="normal" fo:text-transform="none" style:font-name="inherit1" fo:font-size="12pt" fo:font-style="normal" fo:font-weight="normal" fo:background-color="#00cc00"/>
    </style:style>
    <style:style style:name="T39" style:family="text">
      <style:text-properties fo:font-variant="normal" fo:text-transform="none" style:font-name="inherit1" fo:font-size="12pt" fo:font-style="normal" fo:font-weight="normal" fo:background-color="#66ff66"/>
    </style:style>
    <style:style style:name="T40" style:family="text">
      <style:text-properties fo:font-variant="normal" fo:text-transform="none" style:font-name="inherit1" fo:font-size="12pt" fo:font-style="normal" fo:font-weight="normal" fo:background-color="#ff00ff"/>
    </style:style>
    <style:style style:name="T41" style:family="text">
      <style:text-properties fo:font-variant="normal" fo:text-transform="none" style:font-name="inherit1" fo:font-size="12pt" fo:font-style="normal" fo:font-weight="normal" fo:background-color="#ff33ff"/>
    </style:style>
    <style:style style:name="T42" style:family="text">
      <style:text-properties fo:font-variant="normal" fo:text-transform="none" style:font-name="inherit1" fo:font-size="12pt" fo:font-style="normal" fo:font-weight="bold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 fo:background-color="#ff00cc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ru" fo:country="RU" fo:font-style="normal" fo:font-weight="normal" fo:background-color="#ff00cc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7" style:family="text">
      <style:text-properties style:font-name="Symbol" fo:font-size="10pt"/>
    </style:style>
    <style:style style:name="T48" style:family="text">
      <style:text-properties style:font-name="Symbol" fo:font-size="10pt" fo:background-color="#d3d3d3"/>
    </style:style>
    <style:style style:name="T49" style:family="text">
      <style:text-properties style:font-name="Symbol" fo:font-size="10pt" fo:background-color="#0000ff"/>
    </style:style>
    <style:style style:name="T50" style:family="text">
      <style:text-properties style:font-name="Symbol" fo:font-size="10pt" fo:background-color="#ff00ff"/>
    </style:style>
    <style:style style:name="T51" style:family="text">
      <style:text-properties style:font-name="Symbol" fo:font-size="10pt" fo:background-color="#00ff00"/>
    </style:style>
    <style:style style:name="T52" style:family="text">
      <style:text-properties style:font-name="Symbol" fo:font-size="10pt" fo:background-color="#808000"/>
    </style:style>
    <style:style style:name="T53" style:family="text">
      <style:text-properties style:text-line-through-style="none" style:font-name="inherit" fo:font-size="10pt" style:text-underline-style="none" style:text-blinking="false"/>
    </style:style>
    <style:style style:name="T54" style:family="text">
      <style:text-properties style:text-line-through-style="none" style:font-name="inherit" fo:font-size="10pt" style:text-underline-style="none" style:text-blinking="false" fo:background-color="#00ff00"/>
    </style:style>
    <style:style style:name="T55" style:family="text">
      <style:text-properties style:text-line-through-style="none" style:font-name="inherit" fo:font-size="10pt" style:text-underline-style="none" style:text-blinking="false" fo:background-color="#ffff00"/>
    </style:style>
    <style:style style:name="T56" style:family="text">
      <style:text-properties style:text-line-through-style="none" style:font-name="inherit" fo:font-size="10pt" style:text-underline-style="none" style:text-blinking="false" fo:background-color="#0000ff"/>
    </style:style>
    <style:style style:name="T57" style:family="text">
      <style:text-properties style:text-line-through-style="none" style:font-name="inherit" fo:font-size="10pt" style:text-underline-style="none" style:text-blinking="false" fo:background-color="#d3d3d3"/>
    </style:style>
    <style:style style:name="T58" style:family="text">
      <style:text-properties style:text-line-through-style="none" style:font-name="inherit" fo:font-size="10pt" style:text-underline-style="none" style:text-blinking="false" fo:background-color="#808000"/>
    </style:style>
    <style:style style:name="T59" style:family="text">
      <style:text-properties style:font-name="inherit" fo:font-size="10pt" fo:background-color="#00ff00"/>
    </style:style>
    <style:style style:name="T60" style:family="text">
      <style:text-properties style:font-name="inherit" fo:font-size="10pt" fo:background-color="#808000"/>
    </style:style>
    <style:style style:name="T61" style:family="text">
      <style:text-properties style:font-name="inherit" fo:font-size="11.5pt"/>
    </style:style>
    <style:style style:name="T62" style:family="text">
      <style:text-properties style:font-name="inherit" fo:font-size="11.5pt" fo:background-color="#00ff00"/>
    </style:style>
    <style:style style:name="T63" style:family="text">
      <style:text-properties style:font-name="inherit" fo:font-size="11.5pt" fo:background-color="#0000ff"/>
    </style:style>
    <style:style style:name="T64" style:family="text">
      <style:text-properties style:font-name="inherit" fo:font-size="11.5pt" fo:background-color="#ff00ff"/>
    </style:style>
    <style:style style:name="T65" style:family="text">
      <style:text-properties style:font-name="inherit" fo:font-size="11.5pt" fo:language="en" fo:country="US" fo:background-color="#ff00ff"/>
    </style:style>
    <style:style style:name="T66" style:family="text">
      <style:text-properties style:font-name="inherit" fo:font-size="11.5pt" fo:background-color="#808000"/>
    </style:style>
    <style:style style:name="T67" style:family="text">
      <style:text-properties style:font-name="inherit" fo:font-size="11.5pt" fo:background-color="#00cc00"/>
    </style:style>
    <style:style style:name="T68" style:family="text">
      <style:text-properties style:font-name="inherit" fo:font-size="11.5pt" fo:background-color="#ffd320"/>
    </style:style>
    <style:style style:name="T69" style:family="text">
      <style:text-properties style:font-name="inherit" fo:font-size="11.5pt" fo:background-color="#00cc33"/>
    </style:style>
    <style:style style:name="T70" style:family="text">
      <style:text-properties style:font-name="inherit" fo:font-size="15pt" fo:font-weight="bold"/>
    </style:style>
    <style:style style:name="T71" style:family="text">
      <style:text-properties style:font-name="inherit" fo:font-size="15pt" fo:font-weight="bold" fo:background-color="#0000ff"/>
    </style:style>
    <style:style style:name="T72" style:family="text">
      <style:text-properties style:font-name="inherit" fo:font-size="15pt" fo:font-weight="bold" fo:background-color="#ff00ff"/>
    </style:style>
    <style:style style:name="T73" style:family="text">
      <style:text-properties style:font-name="inherit" fo:font-size="15pt" fo:font-weight="bold" fo:background-color="#00ff00"/>
    </style:style>
    <style:style style:name="T74" style:family="text">
      <style:text-properties style:font-name="inherit" fo:font-size="15pt" fo:font-weight="bold" fo:background-color="#808000"/>
    </style:style>
    <style:style style:name="T75" style:family="text">
      <style:text-properties style:font-name="Courier New" fo:font-size="10pt" fo:background-color="#00ff00"/>
    </style:style>
    <style:style style:name="T76" style:family="text">
      <style:text-properties style:font-name="Courier New" fo:font-size="10pt" fo:background-color="#ffff00"/>
    </style:style>
    <style:style style:name="T77" style:family="text">
      <style:text-properties style:font-name="Courier New" fo:font-size="10pt" fo:background-color="#0000ff"/>
    </style:style>
    <style:style style:name="T78" style:family="text">
      <style:text-properties style:font-name="Courier New" fo:font-size="10pt" fo:background-color="#d3d3d3"/>
    </style:style>
    <style:style style:name="T79" style:family="text">
      <style:text-properties style:font-name="Courier New" fo:font-size="10pt" fo:background-color="#808000"/>
    </style:style>
    <style:style style:name="T80" style:family="text">
      <style:text-properties style:font-name="Courier New" fo:font-size="10pt" fo:background-color="#ff00ff"/>
    </style:style>
    <style:style style:name="T81" style:family="text">
      <style:text-properties style:font-name="Courier New" fo:font-size="10pt" fo:language="en" fo:country="US" fo:background-color="#ff00ff"/>
    </style:style>
    <style:style style:name="T82" style:family="text">
      <style:text-properties style:font-name="Courier New" fo:font-size="10pt" fo:background-color="#00cc00"/>
    </style:style>
    <style:style style:name="T83" style:family="text">
      <style:text-properties style:font-name="Courier New" fo:font-size="10pt" fo:background-color="#ffd320"/>
    </style:style>
    <style:style style:name="T84" style:family="text">
      <style:text-properties style:font-name="Courier New" fo:font-size="10pt" fo:background-color="#00cc33"/>
    </style:style>
    <style:style style:name="T85" style:family="text">
      <style:text-properties style:font-name="Courier New" fo:font-size="10pt" fo:background-color="#66ff00"/>
    </style:style>
    <style:style style:name="T86" style:family="text">
      <style:text-properties fo:background-color="#00ff00"/>
    </style:style>
    <style:style style:name="T87" style:family="text">
      <style:text-properties fo:background-color="#ffff00"/>
    </style:style>
    <style:style style:name="T88" style:family="text">
      <style:text-properties fo:background-color="#0000ff"/>
    </style:style>
    <style:style style:name="T89" style:family="text">
      <style:text-properties fo:background-color="#d3d3d3"/>
    </style:style>
    <style:style style:name="T90" style:family="text">
      <style:text-properties fo:background-color="#808000"/>
    </style:style>
    <style:style style:name="T91" style:family="text">
      <style:text-properties fo:background-color="#ff00ff"/>
    </style:style>
    <style:style style:name="T92" style:family="text">
      <style:text-properties style:font-name="Georgia" fo:font-size="11.5pt"/>
    </style:style>
    <style:style style:name="T93" style:family="text">
      <style:text-properties fo:background-color="#ffd320"/>
    </style:style>
    <style:style style:name="T94" style:family="text">
      <style:text-properties style:font-name="Inconsolata" fo:font-size="12pt" fo:font-style="italic" fo:font-weight="normal"/>
    </style:style>
    <style:style style:name="T95" style:family="text">
      <style:text-properties style:font-name="Inconsolata" fo:font-size="12pt" fo:font-style="italic" fo:font-weight="normal" fo:background-color="#66ff00"/>
    </style:style>
    <style:style style:name="T96" style:family="text">
      <style:text-properties fo:background-color="#66ff00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7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53">C# 5.0 и .NET 4.5</text:span></text:a></text:p>
      <text:p text:style-name="P1"><text:span text:style-name="T75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54">Руководство C# - Часть 1</text:span></text:a></text:p>
      <text:p text:style-name="P1"><text:span text:style-name="T75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54">Руководство C# - Часть 2</text:span></text:a></text:p>
      <text:p text:style-name="P1"><text:span text:style-name="T76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55">Основы .NET</text:span></text:a></text:p>
      <text:p text:style-name="P1"><text:span text:style-name="T75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54">Сборки .NET</text:span></text:a><text:span text:style-name="T86">  </text:span><text:span text:style-name="T59">- не применял</text:span></text:p>
      <text:p text:style-name="P1"><text:span text:style-name="T75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54">Потоки и файлы</text:span></text:a></text:p>
      <text:p text:style-name="P1"><text:span text:style-name="T76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55">Работа с сетью</text:span></text:a></text:p>
      <text:p text:style-name="P1"><text:span text:style-name="T77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56">Оптимизация приложений</text:span></text:a></text:p>
      <text:p text:style-name="P3"> </text:p>
      <text:p text:style-name="P1"><text:span text:style-name="T47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53">WPF</text:span></text:a></text:p>
      <text:p text:style-name="P1"><text:span text:style-name="T75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54">Основа WPF</text:span></text:a></text:p>
      <text:p text:style-name="P1"><text:span text:style-name="T76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55">Элементы управления WPF</text:span></text:a></text:p>
      <text:p text:style-name="P1"><text:span text:style-name="T76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55">Привязка и стили</text:span></text:a></text:p>
      <text:p text:style-name="P1"><text:span text:style-name="T76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55">Графика и анимация</text:span></text:a></text:p>
      <text:p text:style-name="P1"><text:span text:style-name="T76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55">Шаблоны WPF</text:span></text:a></text:p>
      <text:p text:style-name="P1"><text:span text:style-name="T77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56">Периферия WPF</text:span></text:a></text:p>
      <text:p text:style-name="P3"> </text:p>
      <text:p text:style-name="P1"><text:span text:style-name="T47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53">Темы WPF</text:span></text:a></text:p>
      <text:p text:style-name="P1"><text:span text:style-name="T77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56">Dark Blue UI</text:span></text:a></text:p>
      <text:p text:style-name="P1"><text:span text:style-name="T77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56">Dark Orange UI</text:span></text:a></text:p>
      <text:p text:style-name="P3"> </text:p>
      <text:p text:style-name="P1"><text:span text:style-name="T48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57">Silverlight 5</text:span></text:a></text:p>
      <text:p text:style-name="P3"> </text:p>
      <text:p text:style-name="P1"><text:span text:style-name="T47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53">Expression Blend 4</text:span></text:a></text:p>
      <text:p text:style-name="P1"><text:span text:style-name="T77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56">Основы работы</text:span></text:a></text:p>
      <text:p text:style-name="P1"><text:span text:style-name="T77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56">Графические интерфейсы</text:span></text:a></text:p>
      <text:p text:style-name="P1"><text:span text:style-name="T77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56">Windows Phone 7 и SF</text:span></text:a></text:p>
      <text:p text:style-name="P3"> </text:p>
      <text:p text:style-name="P1"><text:span text:style-name="T47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53">Работа с БД</text:span></text:a></text:p>
      <text:p text:style-name="P1"><text:span text:style-name="T75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54">ADO.NET</text:span></text:a></text:p>
      <text:p text:style-name="P1"><text:span text:style-name="T75">o</text:span><text:span text:style-name="T8">    </text:span><text:a xlink:type="simple" xlink:href="http://professorweb.ru/my/entity-framework/6/level1/" text:style-name="Internet_20_link" text:visited-style-name="Visited_20_Internet_20_Link"><text:span text:style-name="T54">Entity Framework 6</text:span></text:a></text:p>
      <text:p text:style-name="P1"><text:span text:style-name="T78">o</text:span><text:span text:style-name="T11">    </text:span><text:a xlink:type="simple" xlink:href="http://professorweb.ru/my/sql-server/2012/level1/" text:style-name="Internet_20_link" text:visited-style-name="Visited_20_Internet_20_Link"><text:span text:style-name="T57">SQL Server 2012</text:span></text:a></text:p>
      <text:p text:style-name="P3"> </text:p>
      <text:p text:style-name="P1"><text:span text:style-name="T47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53">LINQ</text:span></text:a></text:p>
      <text:p text:style-name="P1"><text:span text:style-name="T75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54">LINQ to Objects</text:span></text:a></text:p>
      <text:p text:style-name="P1"><text:span text:style-name="T75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54">LINQ to XML</text:span></text:a></text:p>
      <text:p text:style-name="P1"><text:span text:style-name="T75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54">LINQ to DataSet и SQL</text:span></text:a></text:p>
      <text:p text:style-name="P1"><text:span text:style-name="T75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54">LINQ to Entities</text:span></text:a></text:p>
      <text:p text:style-name="P1"><text:span text:style-name="T75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54">Parallel LINQ</text:span></text:a></text:p>
      <text:p text:style-name="P3"> </text:p>
      <text:p text:style-name="P1"><text:span text:style-name="T47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53">ASP.NET</text:span></text:a></text:p>
      <text:p text:style-name="P1"><text:span text:style-name="T77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56">Основы ASP.NET</text:span></text:a></text:p>
      <text:p text:style-name="P1"><text:span text:style-name="T77">o</text:span><text:span text:style-name="T10">    </text:span><text:a xlink:type="simple" xlink:href="http://professorweb.ru/my/ASP_NET/sites/level1/" text:style-name="Internet_20_link" text:visited-style-name="Visited_20_Internet_20_Link"><text:span text:style-name="T56">Веб-сайты</text:span></text:a></text:p>
      <text:p text:style-name="P1"><text:span text:style-name="T77">o</text:span><text:span text:style-name="T10">    </text:span><text:a xlink:type="simple" xlink:href="http://professorweb.ru/my/ASP_NET/security/level1/" text:style-name="Internet_20_link" text:visited-style-name="Visited_20_Internet_20_Link"><text:span text:style-name="T56">Безопасность</text:span></text:a></text:p>
      <text:p text:style-name="P1"><text:span text:style-name="T77">o</text:span><text:span text:style-name="T10">    </text:span><text:a xlink:type="simple" xlink:href="http://professorweb.ru/my/ASP_NET/gamestore/level1/" text:style-name="Internet_20_link" text:visited-style-name="Visited_20_Internet_20_Link"><text:span text:style-name="T56">Интернет магазин</text:span></text:a></text:p>
      <text:p text:style-name="P1"><text:span text:style-name="T77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56">ASP.NET Web Forms 4.5</text:span></text:a></text:p>
      <text:p text:style-name="P1"><text:span text:style-name="T77">o</text:span><text:span text:style-name="T10">    </text:span><text:a xlink:type="simple" xlink:href="http://professorweb.ru/my/ASP_NET/mvc/level1/" text:style-name="Internet_20_link" text:visited-style-name="Visited_20_Internet_20_Link"><text:span text:style-name="T56">ASP.NET MVC 5</text:span></text:a></text:p>
      <text:p text:style-name="P3"> </text:p>
      <text:p text:style-name="P1"><text:span text:style-name="T47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53">Windows 8/10</text:span></text:a></text:p>
      <text:p text:style-name="P1"><text:span text:style-name="T79">o</text:span><text:span text:style-name="T12">    </text:span><text:a xlink:type="simple" xlink:href="http://professorweb.ru/my/windows8/rt/level1/" text:style-name="Internet_20_link" text:visited-style-name="Visited_20_Internet_20_Link"><text:span text:style-name="T58">WinRT - основы</text:span></text:a></text:p>
      <text:p text:style-name="P1"><text:span text:style-name="T79">o</text:span><text:span text:style-name="T12">    </text:span><text:a xlink:type="simple" xlink:href="http://professorweb.ru/my/windows8/rt-ext/level1/" text:style-name="Internet_20_link" text:visited-style-name="Visited_20_Internet_20_Link"><text:span text:style-name="T60">WinRT - специальные возможности</text:span></text:a></text:p>
      <text:p text:style-name="Text_20_body"> </text:p>
      <text:p text:style-name="P1"><text:span text:style-name="T47">·</text:span><text:span text:style-name="T1"> </text:span><text:span text:style-name="T7">О</text:span><text:span text:style-name="T19">сновы веб программирование</text:span></text:p>
      <text:p text:style-name="P1"><text:span text:style-name="T85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2">HTML5</text:span></text:span></text:a><text:span text:style-name="T24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1">CSS3</text:span></text:span></text:a><text:span text:style-name="T23"> </text:span></text:p>
      <text:p text:style-name="P1"><text:span text:style-name="T28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1">JavaScript</text:span></text:span></text:a><text:span text:style-name="T33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1">jQuery</text:span></text:span></text:a><text:span text:style-name="T23"> </text:span></text:p>
      <text:p text:style-name="P1"><text:span text:style-name="T28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1">CSS3</text:span></text:span></text:a><text:span text:style-name="T23"> </text:span></text:p>
      <text:p text:style-name="P1"><text:soft-page-break/><text:span text:style-name="T26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30">ASP.NET</text:span></text:span></text:a><text:span text:style-name="T22"> </text:span></text:p>
      <text:p text:style-name="P1"><text:span text:style-name="T25">o    </text:span><text:a xlink:type="simple" xlink:href="http://addphp.ru/" text:style-name="Internet_20_link" text:visited-style-name="Visited_20_Internet_20_Link"><text:span text:style-name="Strong_20_Emphasis"><text:span text:style-name="T29">PHP и MySQL</text:span></text:span></text:a><text:span text:style-name="T21"> </text:span></text:p>
      <text:p text:style-name="P1"><text:span text:style-name="T20"/></text:p>
      <text:p text:style-name="Text_20_body"/>
      <text:p text:style-name="Text_20_body"><text:span text:style-name="T86">___</text:span> - прочел, полностью пройдено</text:p>
      <text:p text:style-name="Text_20_body"><text:span text:style-name="T87">___</text:span> - смотри ниже</text:p>
      <text:p text:style-name="Text_20_body"><text:span text:style-name="T88">___</text:span> - не начинал</text:p>
      <text:p text:style-name="Text_20_body"><text:span text:style-name="T91">__</text:span> - собираюсь но попозже</text:p>
      <text:p text:style-name="Text_20_body"><text:span text:style-name="T90">__</text:span> - непонятно</text:p>
      <text:p text:style-name="Text_20_body"><text:span text:style-name="T89">__</text:span> - не собираюсь проходить</text:p>
      <text:p text:style-name="Text_20_body"> </text:p>
      <text:p text:style-name="P5">Основы .NET</text:p>
      <text:p text:style-name="P8"><text:a xlink:type="simple" xlink:href="http://professorweb.ru/my/csharp/charp_theory/level1/infocsharp.php" text:style-name="Internet_20_link" text:visited-style-name="Visited_20_Internet_20_Link"><text:span text:style-name="T61">C# и .NET</text:span></text:a> <text:span text:style-name="T92">--- Основы .NET</text:span></text:p>
      <text:p text:style-name="P7">Содержание:</text:p>
      <text:p text:style-name="P16"/>
      <text:p text:style-name="P11"><text:span text:style-name="T47">·</text:span><text:span text:style-name="T1">     </text:span><text:span text:style-name="T70">1. Мониторинг приложений</text:span></text:p>
      <text:p text:style-name="P12"><text:span text:style-name="T75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62">Контракты кода</text:span></text:a></text:p>
      <text:p text:style-name="P12"><text:span text:style-name="T75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62">Трассировка</text:span></text:a></text:p>
      <text:p text:style-name="P12"><text:span text:style-name="T75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62">Протоколирование событий</text:span></text:a></text:p>
      <text:p text:style-name="P12"><text:span text:style-name="T75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62">Производительность приложений</text:span></text:a></text:p>
      <text:p text:style-name="P11"><text:span text:style-name="T47">·</text:span><text:span text:style-name="T1">     </text:span><text:span text:style-name="T70">2. Безопасность</text:span></text:p>
      <text:p text:style-name="P12"><text:span text:style-name="T75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62">Аутентификация и авторизация</text:span></text:a></text:p>
      <text:p text:style-name="P12"><text:span text:style-name="T75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62">Службы клиентских приложений</text:span></text:a></text:p>
      <text:p text:style-name="P12"><text:span text:style-name="T75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62">Шифрование</text:span></text:a></text:p>
      <text:p text:style-name="P12"><text:span text:style-name="T75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62">Доступ к ресурсам</text:span></text:a></text:p>
      <text:p text:style-name="P12"><text:span text:style-name="T75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62">Безопасность доступа кода</text:span></text:a></text:p>
      <text:p text:style-name="P12"><text:span text:style-name="T75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62">Использование сертификатов</text:span></text:a></text:p>
      <text:p text:style-name="P11"><text:span text:style-name="T47">·</text:span><text:span text:style-name="T1">     </text:span><text:span text:style-name="T70">3. Локализация приложений</text:span></text:p>
      <text:p text:style-name="P12"><text:span text:style-name="T75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62">Пространство имен System.Globalization</text:span></text:a></text:p>
      <text:p text:style-name="P12"><text:span text:style-name="T75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62">Культура приложения</text:span></text:a></text:p>
      <text:p text:style-name="P12"><text:span text:style-name="T75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62">Ресурсы локализованных приложений</text:span></text:a></text:p>
      <text:p text:style-name="P12"><text:span text:style-name="T75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62">Создание специальных культур</text:span></text:a></text:p>
      <text:p text:style-name="P11"><text:span text:style-name="T49">·</text:span><text:span text:style-name="T3">     </text:span><text:span text:style-name="T71">4. Службы Windows</text:span></text:p>
      <text:p text:style-name="P12"><text:span text:style-name="T77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63">Архитектура служб Windows</text:span></text:a></text:p>
      <text:p text:style-name="P12"><text:span text:style-name="T77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63">Создание службы Windows</text:span></text:a></text:p>
      <text:p text:style-name="P12"><text:span text:style-name="T77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63">Программа службы</text:span></text:a></text:p>
      <text:p text:style-name="P12"><text:span text:style-name="T77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63">Программа установки службы</text:span></text:a></text:p>
      <text:p text:style-name="P12"><text:span text:style-name="T77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63">Мониторинг служб Windows</text:span></text:a></text:p>
      <text:p text:style-name="P12"><text:span text:style-name="T77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63">Управление службами Windows</text:span></text:a></text:p>
      <text:p text:style-name="P12"><text:span text:style-name="T77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63">Выявление неисправностей работы службы Windows</text:span></text:a></text:p>
      <text:p text:style-name="P11"><text:span text:style-name="T50">·</text:span><text:span text:style-name="T4">     </text:span><text:span text:style-name="T72">5. Managed Extensibility Framework</text:span></text:p>
      <text:p text:style-name="P12"><text:soft-page-break/><text:span text:style-name="T80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64">Архитектура MEF</text:span></text:a></text:p>
      <text:p text:style-name="P12"><text:span text:style-name="T80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64">Контракты в MEF</text:span></text:a></text:p>
      <text:p text:style-name="P12"><text:span text:style-name="T80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64">Экспорт MEF</text:span></text:a></text:p>
      <text:p text:style-name="P12"><text:span text:style-name="T80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64">Импорт MEF</text:span></text:a></text:p>
      <text:p text:style-name="P12"><text:span text:style-name="T80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64">Контейнеры и поставщики экспорта MEF</text:span></text:a></text:p>
      <text:p text:style-name="P12"><text:span text:style-name="T80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64">Каталоги MEF</text:span></text:a></text:p>
      <text:p text:style-name="P11"><text:span text:style-name="T50">·</text:span><text:span text:style-name="T4">     </text:span><text:span text:style-name="T72">6. Managed And-In Framework</text:span></text:p>
      <text:p text:style-name="P12"><text:span text:style-name="T80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64">Архитектура MAF</text:span></text:a></text:p>
      <text:p text:style-name="P12"><text:span text:style-name="T80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64">Пример дополнения MAF</text:span></text:a></text:p>
      <text:p text:style-name="Text_20_body"> </text:p>
      <text:p text:style-name="Text_20_body"><text:span text:style-name="T86">___</text:span> - прочел, полностью пройдено</text:p>
      <text:p text:style-name="Text_20_body"><text:span text:style-name="T88">___</text:span> - не начинал</text:p>
      <text:p text:style-name="Text_20_body"><text:span text:style-name="T91">__</text:span> - собираюсь но попозже</text:p>
      <text:p text:style-name="Text_20_body"><text:span text:style-name="T90">__</text:span> - непонятно</text:p>
      <text:p text:style-name="Text_20_body"><text:span text:style-name="T89">__</text:span> - не собираюсь проходить</text:p>
      <text:p text:style-name="Text_20_body"> </text:p>
      <text:p text:style-name="Text_20_body"> </text:p>
      <text:p text:style-name="P13">Сетевое программирование на C#</text:p>
      <text:p text:style-name="P14">Содержание:</text:p>
      <text:p text:style-name="P16"/>
      <text:p text:style-name="P9"><text:span text:style-name="T47">·</text:span><text:span text:style-name="T1">     </text:span><text:span text:style-name="T70">1. Сетевые понятия и протоколы</text:span></text:p>
      <text:p text:style-name="P12"><text:span text:style-name="T75">o</text:span><text:span text:style-name="T8">    </text:span><text:a xlink:type="simple" xlink:href="http://professorweb.ru/my/csharp/web/level1/1_1.php" text:style-name="Internet_20_link" text:visited-style-name="Visited_20_Internet_20_Link"><text:span text:style-name="T62">Физическая сеть</text:span></text:a></text:p>
      <text:p text:style-name="P12"><text:span text:style-name="T75">o</text:span><text:span text:style-name="T8">    </text:span><text:a xlink:type="simple" xlink:href="http://professorweb.ru/my/csharp/web/level1/1_2.php" text:style-name="Internet_20_link" text:visited-style-name="Visited_20_Internet_20_Link"><text:span text:style-name="T62">Модель OSI</text:span></text:a></text:p>
      <text:p text:style-name="P12"><text:span text:style-name="T75">o</text:span><text:span text:style-name="T8">    </text:span><text:a xlink:type="simple" xlink:href="http://professorweb.ru/my/csharp/web/level1/1_3.php" text:style-name="Internet_20_link" text:visited-style-name="Visited_20_Internet_20_Link"><text:span text:style-name="T62">IP — Internet Protocol</text:span></text:a></text:p>
      <text:p text:style-name="P12"><text:span text:style-name="T75">o</text:span><text:span text:style-name="T8">    </text:span><text:a xlink:type="simple" xlink:href="http://professorweb.ru/my/csharp/web/level1/1_4.php" text:style-name="Internet_20_link" text:visited-style-name="Visited_20_Internet_20_Link"><text:span text:style-name="T62">Протоколы TCP и UDP</text:span></text:a></text:p>
      <text:p text:style-name="P12"><text:span text:style-name="T75">o</text:span><text:span text:style-name="T8">    </text:span><text:a xlink:type="simple" xlink:href="http://professorweb.ru/my/csharp/web/level1/1_5.php" text:style-name="Internet_20_link" text:visited-style-name="Visited_20_Internet_20_Link"><text:span text:style-name="T62">Протоколы ICMP и IGMP</text:span></text:a></text:p>
      <text:p text:style-name="P12"><text:span text:style-name="T75">o</text:span><text:span text:style-name="T8">    </text:span><text:a xlink:type="simple" xlink:href="http://professorweb.ru/my/csharp/web/level1/1_6.php" text:style-name="Internet_20_link" text:visited-style-name="Visited_20_Internet_20_Link"><text:span text:style-name="T62">Протоколы Интернета и электронной почты</text:span></text:a></text:p>
      <text:p text:style-name="P9"><text:span text:style-name="T47">·</text:span><text:span text:style-name="T1">     </text:span><text:span text:style-name="T70">2. Работа с сетью</text:span></text:p>
      <text:p text:style-name="P12"><text:span text:style-name="T75">o</text:span><text:span text:style-name="T8">    </text:span><text:a xlink:type="simple" xlink:href="http://professorweb.ru/my/csharp/web/level2/2_1.php" text:style-name="Internet_20_link" text:visited-style-name="Visited_20_Internet_20_Link"><text:span text:style-name="T62">Пространство имен System.Net</text:span></text:a></text:p>
      <text:p text:style-name="P12"><text:span text:style-name="T75">o</text:span><text:span text:style-name="T8">    </text:span><text:a xlink:type="simple" xlink:href="http://professorweb.ru/my/csharp/web/level2/2_2.php" text:style-name="Internet_20_link" text:visited-style-name="Visited_20_Internet_20_Link"><text:span text:style-name="T62">Работа с URI</text:span></text:a></text:p>
      <text:p text:style-name="P12"><text:span text:style-name="T75">o</text:span><text:span text:style-name="T8">    </text:span><text:a xlink:type="simple" xlink:href="http://professorweb.ru/my/csharp/web/level2/2_3.php" text:style-name="Internet_20_link" text:visited-style-name="Visited_20_Internet_20_Link"><text:span text:style-name="T62">Класс WebClient</text:span></text:a></text:p>
      <text:p text:style-name="P12"><text:span text:style-name="T75">o</text:span><text:span text:style-name="T8">    </text:span><text:a xlink:type="simple" xlink:href="http://professorweb.ru/my/csharp/web/level2/2_4.php" text:style-name="Internet_20_link" text:visited-style-name="Visited_20_Internet_20_Link"><text:span text:style-name="T62">Классы WebRequest и WebResponse</text:span></text:a></text:p>
      <text:p text:style-name="P12"><text:span text:style-name="T75">o</text:span><text:span text:style-name="T8">    </text:span><text:a xlink:type="simple" xlink:href="http://professorweb.ru/my/csharp/web/level2/2_5.php" text:style-name="Internet_20_link" text:visited-style-name="Visited_20_Internet_20_Link"><text:span text:style-name="T62">Классы .NET для IP-адресов</text:span></text:a></text:p>
      <text:p text:style-name="P12"><text:span text:style-name="T75">o</text:span><text:span text:style-name="T8">    </text:span><text:a xlink:type="simple" xlink:href="http://professorweb.ru/my/csharp/web/level2/2_6.php" text:style-name="Internet_20_link" text:visited-style-name="Visited_20_Internet_20_Link"><text:span text:style-name="T62">Web-прокси</text:span></text:a></text:p>
      <text:p text:style-name="P12"><text:span text:style-name="T75">o</text:span><text:span text:style-name="T8">    </text:span><text:a xlink:type="simple" xlink:href="http://professorweb.ru/my/csharp/web/level2/2_7.php" text:style-name="Internet_20_link" text:visited-style-name="Visited_20_Internet_20_Link"><text:span text:style-name="T62">Аутентификация и разрешения</text:span></text:a></text:p>
      <text:p text:style-name="P9"><text:span text:style-name="T47">·</text:span><text:span text:style-name="T1">     </text:span><text:span text:style-name="T70">3. Работа с сокетами</text:span></text:p>
      <text:p text:style-name="P12"><text:span text:style-name="T75">o</text:span><text:span text:style-name="T8">    </text:span><text:a xlink:type="simple" xlink:href="http://professorweb.ru/my/csharp/web/level3/3_1.php" text:style-name="Internet_20_link" text:visited-style-name="Visited_20_Internet_20_Link"><text:span text:style-name="T62">Сокеты</text:span></text:a></text:p>
      <text:p text:style-name="P12"><text:soft-page-break/><text:span text:style-name="T75">o</text:span><text:span text:style-name="T8">    </text:span><text:a xlink:type="simple" xlink:href="http://professorweb.ru/my/csharp/web/level3/3_2.php" text:style-name="Internet_20_link" text:visited-style-name="Visited_20_Internet_20_Link"><text:span text:style-name="T62">Клиент-серверное приложение на потоковом сокете TCP</text:span></text:a></text:p>
      <text:p text:style-name="P12"><text:span text:style-name="T75">o</text:span><text:span text:style-name="T8">    </text:span><text:a xlink:type="simple" xlink:href="http://professorweb.ru/my/csharp/web/level3/3_3.php" text:style-name="Internet_20_link" text:visited-style-name="Visited_20_Internet_20_Link"><text:span text:style-name="T62">Программа сканирования портов</text:span></text:a></text:p>
      <text:p text:style-name="P12"><text:span text:style-name="T75">o</text:span><text:span text:style-name="T8">    </text:span><text:a xlink:type="simple" xlink:href="http://professorweb.ru/my/csharp/web/level3/3_4.php" text:style-name="Internet_20_link" text:visited-style-name="Visited_20_Internet_20_Link"><text:span text:style-name="T62">Разрешения сокетов</text:span></text:a></text:p>
      <text:p text:style-name="P9"><text:span text:style-name="T47">·</text:span><text:span text:style-name="T1">     </text:span><text:span text:style-name="T70">4. TCP, FTP и UDP</text:span></text:p>
      <text:p text:style-name="P12"><text:span text:style-name="T75">o</text:span><text:span text:style-name="T8">    </text:span><text:a xlink:type="simple" xlink:href="http://professorweb.ru/my/csharp/web/level4/4_1.php" text:style-name="Internet_20_link" text:visited-style-name="Visited_20_Internet_20_Link"><text:span text:style-name="T62">Протокол TCP</text:span></text:a></text:p>
      <text:p text:style-name="P12"><text:span text:style-name="T75">o</text:span><text:span text:style-name="T8">    </text:span><text:a xlink:type="simple" xlink:href="http://professorweb.ru/my/csharp/web/level4/4_2.php" text:style-name="Internet_20_link" text:visited-style-name="Visited_20_Internet_20_Link"><text:span text:style-name="T62">Класс TcpClient</text:span></text:a></text:p>
      <text:p text:style-name="P12"><text:span text:style-name="T75">o</text:span><text:span text:style-name="T8">    </text:span><text:a xlink:type="simple" xlink:href="http://professorweb.ru/my/csharp/web/level4/4_3.php" text:style-name="Internet_20_link" text:visited-style-name="Visited_20_Internet_20_Link"><text:span text:style-name="T62">FTP Client</text:span></text:a></text:p>
      <text:p text:style-name="P12"><text:span text:style-name="T75">o</text:span><text:span text:style-name="T8">    </text:span><text:a xlink:type="simple" xlink:href="http://professorweb.ru/my/csharp/web/level4/4_4.php" text:style-name="Internet_20_link" text:visited-style-name="Visited_20_Internet_20_Link"><text:span text:style-name="T62">Класс TcpListener</text:span></text:a></text:p>
      <text:p text:style-name="P12"><text:span text:style-name="T75">o</text:span><text:span text:style-name="T8">    </text:span><text:a xlink:type="simple" xlink:href="http://professorweb.ru/my/csharp/web/level4/4_5.php" text:style-name="Internet_20_link" text:visited-style-name="Visited_20_Internet_20_Link"><text:span text:style-name="T62">Протокол UDP</text:span></text:a></text:p>
      <text:p text:style-name="P12"><text:span text:style-name="T75">o</text:span><text:span text:style-name="T8">    </text:span><text:a xlink:type="simple" xlink:href="http://professorweb.ru/my/csharp/web/level4/4_6.php" text:style-name="Internet_20_link" text:visited-style-name="Visited_20_Internet_20_Link"><text:span text:style-name="T62">Класс UdpClient</text:span></text:a></text:p>
      <text:p text:style-name="P12"><text:span text:style-name="T75">o</text:span><text:span text:style-name="T8">    </text:span><text:a xlink:type="simple" xlink:href="http://professorweb.ru/my/csharp/web/level4/4_7.php" text:style-name="Internet_20_link" text:visited-style-name="Visited_20_Internet_20_Link"><text:span text:style-name="T62">Пример приложения UDP</text:span></text:a></text:p>
      <text:p text:style-name="P12"><text:span text:style-name="T75">o</text:span><text:span text:style-name="T8">    </text:span><text:a xlink:type="simple" xlink:href="http://professorweb.ru/my/csharp/web/level4/4_8.php" text:style-name="Internet_20_link" text:visited-style-name="Visited_20_Internet_20_Link"><text:span text:style-name="T62">Передача файлов по UDP</text:span></text:a></text:p>
      <text:p text:style-name="P12"><text:span text:style-name="T75">o</text:span><text:span text:style-name="T8">    </text:span><text:a xlink:type="simple" xlink:href="http://professorweb.ru/my/csharp/web/level4/4_9.php" text:style-name="Internet_20_link" text:visited-style-name="Visited_20_Internet_20_Link"><text:span text:style-name="T62">Высокоуровневые протоколы, основанные на UDP</text:span></text:a></text:p>
      <text:p text:style-name="P9"><text:span text:style-name="T47">·</text:span><text:span text:style-name="T1">     </text:span><text:span text:style-name="T70">5. HTTP</text:span></text:p>
      <text:p text:style-name="P12"><text:span text:style-name="T75">o</text:span><text:span text:style-name="T8">    </text:span><text:a xlink:type="simple" xlink:href="http://professorweb.ru/my/csharp/web/level7/7_1.php" text:style-name="Internet_20_link" text:visited-style-name="Visited_20_Internet_20_Link"><text:span text:style-name="T62">Протокол HTTP</text:span></text:a></text:p>
      <text:p text:style-name="P12"><text:span text:style-name="T75">o</text:span><text:span text:style-name="T8">    </text:span><text:a xlink:type="simple" xlink:href="http://professorweb.ru/my/csharp/web/level7/7_2.php" text:style-name="Internet_20_link" text:visited-style-name="Visited_20_Internet_20_Link"><text:span text:style-name="T62">Классы HttpWebRequest и HttpWebResponse</text:span></text:a></text:p>
      <text:p text:style-name="P12"><text:span text:style-name="T75">o</text:span><text:span text:style-name="T8">    </text:span><text:a xlink:type="simple" xlink:href="http://professorweb.ru/my/csharp/web/level7/7_3.php" text:style-name="Internet_20_link" text:visited-style-name="Visited_20_Internet_20_Link"><text:span text:style-name="T62">Управление соединением HTTP</text:span></text:a></text:p>
      <text:p text:style-name="P12"><text:span text:style-name="T75">o</text:span><text:span text:style-name="T8">    </text:span><text:a xlink:type="simple" xlink:href="http://professorweb.ru/my/csharp/web/level7/7_4.php" text:style-name="Internet_20_link" text:visited-style-name="Visited_20_Internet_20_Link"><text:span text:style-name="T62">Чтение и запись cookie</text:span></text:a></text:p>
      <text:p text:style-name="P9"><text:span text:style-name="T47">·</text:span><text:span text:style-name="T1">     </text:span><text:span text:style-name="T70">6. Сеть P2P</text:span></text:p>
      <text:p text:style-name="P12"><text:span text:style-name="T80">o</text:span><text:span text:style-name="T13">    </text:span><text:a xlink:type="simple" xlink:href="http://professorweb.ru/my/csharp/web/level8/8_1.php" text:style-name="Internet_20_link" text:visited-style-name="Visited_20_Internet_20_Link"><text:span text:style-name="T64">Сеть P2P</text:span></text:a></text:p>
      <text:p text:style-name="P12"><text:span text:style-name="T81">o</text:span><text:span text:style-name="T14">    </text:span><text:a xlink:type="simple" xlink:href="http://professorweb.ru/my/csharp/web/level8/8_2.php" text:style-name="Internet_20_link" text:visited-style-name="Visited_20_Internet_20_Link"><text:span text:style-name="T64">Платформа</text:span></text:a><text:a xlink:type="simple" xlink:href="http://professorweb.ru/my/csharp/web/level8/8_2.php" text:style-name="Internet_20_link" text:visited-style-name="Visited_20_Internet_20_Link"><text:span text:style-name="T91"> </text:span></text:a><text:a xlink:type="simple" xlink:href="http://professorweb.ru/my/csharp/web/level8/8_2.php" text:style-name="Internet_20_link" text:visited-style-name="Visited_20_Internet_20_Link"><text:span text:style-name="T65">Microsoft Peer-to-Peer Networking</text:span></text:a></text:p>
      <text:p text:style-name="P12"><text:span text:style-name="T80">o</text:span><text:span text:style-name="T13">    </text:span><text:a xlink:type="simple" xlink:href="http://professorweb.ru/my/csharp/web/level8/8_3.php" text:style-name="Internet_20_link" text:visited-style-name="Visited_20_Internet_20_Link"><text:span text:style-name="T64">Создание приложений P2P</text:span></text:a></text:p>
      <text:p text:style-name="P12"><text:span text:style-name="T80">o</text:span><text:span text:style-name="T13">    </text:span><text:a xlink:type="simple" xlink:href="http://professorweb.ru/my/csharp/web/level8/8_4.php" text:style-name="Internet_20_link" text:visited-style-name="Visited_20_Internet_20_Link"><text:span text:style-name="T64">Пространство имен System.Net.PeerToPeer.Collaboration</text:span></text:a></text:p>
      <text:p text:style-name="P9"><text:span text:style-name="T47">·</text:span><text:span text:style-name="T1">     </text:span><text:span text:style-name="T70">7. Технология Message Queuing</text:span></text:p>
      <text:p text:style-name="P12"><text:span text:style-name="T80">o</text:span><text:span text:style-name="T13">    </text:span><text:a xlink:type="simple" xlink:href="http://professorweb.ru/my/csharp/web/level9/9_1.php" text:style-name="Internet_20_link" text:visited-style-name="Visited_20_Internet_20_Link"><text:span text:style-name="T64">Обзор Message Queuing</text:span></text:a></text:p>
      <text:p text:style-name="P12"><text:span text:style-name="T80">o</text:span><text:span text:style-name="T13">    </text:span><text:a xlink:type="simple" xlink:href="http://professorweb.ru/my/csharp/web/level9/9_2.php" text:style-name="Internet_20_link" text:visited-style-name="Visited_20_Internet_20_Link"><text:span text:style-name="T64">Архитектура Message Queuing</text:span></text:a></text:p>
      <text:p text:style-name="P12"><text:span text:style-name="T80">o</text:span><text:span text:style-name="T13">    </text:span><text:a xlink:type="simple" xlink:href="http://professorweb.ru/my/csharp/web/level9/9_3.php" text:style-name="Internet_20_link" text:visited-style-name="Visited_20_Internet_20_Link"><text:span text:style-name="T64">Программирование с использованием Message Queuing</text:span></text:a></text:p>
      <text:p text:style-name="P12"><text:span text:style-name="T80">o</text:span><text:span text:style-name="T13">    </text:span><text:a xlink:type="simple" xlink:href="http://professorweb.ru/my/csharp/web/level9/9_4.php" text:style-name="Internet_20_link" text:visited-style-name="Visited_20_Internet_20_Link"><text:span text:style-name="T64">Пример приложения Message Queuing</text:span></text:a></text:p>
      <text:p text:style-name="P12"><text:span text:style-name="T80">o</text:span><text:span text:style-name="T13">    </text:span><text:a xlink:type="simple" xlink:href="http://professorweb.ru/my/csharp/web/level9/9_5.php" text:style-name="Internet_20_link" text:visited-style-name="Visited_20_Internet_20_Link"><text:span text:style-name="T64">Транзакционные очереди</text:span></text:a></text:p>
      <text:p text:style-name="P9"><text:span text:style-name="T47">·</text:span><text:span text:style-name="T1">     </text:span><text:span text:style-name="T70">8. Синдикация RSS и Atom</text:span></text:p>
      <text:p text:style-name="P12"><text:span text:style-name="T80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64">Работа с RSS и Atom</text:span></text:a></text:p>
      <text:p text:style-name="P12"><text:span text:style-name="T80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64">Чтение каналов RSS и Atom</text:span></text:a></text:p>
      <text:p text:style-name="P12"><text:span text:style-name="T80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64">Предоставление каналов RSS и Atom</text:span></text:a></text:p>
      <text:p text:style-name="Text_20_body"> </text:p>
      <text:p text:style-name="Text_20_body"><text:span text:style-name="T86">___</text:span> - прочел, полностью пройдено</text:p>
      <text:p text:style-name="Text_20_body"><text:span text:style-name="T88">___</text:span> - не начинал</text:p>
      <text:p text:style-name="Text_20_body"><text:span text:style-name="T91">__</text:span> - собираюсь но попозже</text:p>
      <text:p text:style-name="Text_20_body"><text:span text:style-name="T90">__</text:span> - непонятно</text:p>
      <text:p text:style-name="Text_20_body"><text:span text:style-name="T89">__</text:span> - не собираюсь проходить</text:p>
      <text:p text:style-name="Text_20_body"> </text:p>
      <text:p text:style-name="Text_20_body"> </text:p>
      <text:p text:style-name="P5">Элементы управления WPF</text:p>
      <text:p text:style-name="P7"><text:soft-page-break/>Содержание:</text:p>
      <text:p text:style-name="P16"/>
      <text:p text:style-name="P11"><text:span text:style-name="T51">·</text:span><text:span text:style-name="T5">     </text:span><text:span text:style-name="T73">1. Базовые элементы управления</text:span></text:p>
      <text:p text:style-name="P12"><text:span text:style-name="T75">o</text:span><text:span text:style-name="T8">    </text:span><text:a xlink:type="simple" xlink:href="http://professorweb.ru/my/WPF/UI_WPF/level6/6_1.php" text:style-name="Internet_20_link" text:visited-style-name="Visited_20_Internet_20_Link"><text:span text:style-name="T62">Обзор элементов управления</text:span></text:a></text:p>
      <text:p text:style-name="P12"><text:span text:style-name="T75">o</text:span><text:span text:style-name="T8">    </text:span><text:a xlink:type="simple" xlink:href="http://professorweb.ru/my/WPF/UI_WPF/level6/6_2.php" text:style-name="Internet_20_link" text:visited-style-name="Visited_20_Internet_20_Link"><text:span text:style-name="T62">Кисти фона и переднего плана</text:span></text:a></text:p>
      <text:p text:style-name="P12"><text:span text:style-name="T75">o</text:span><text:span text:style-name="T8">    </text:span><text:a xlink:type="simple" xlink:href="http://professorweb.ru/my/WPF/UI_WPF/level6/6_3.php" text:style-name="Internet_20_link" text:visited-style-name="Visited_20_Internet_20_Link"><text:span text:style-name="T62">Использование шрифтов</text:span></text:a></text:p>
      <text:p text:style-name="P12"><text:span text:style-name="T75">o</text:span><text:span text:style-name="T8">    </text:span><text:a xlink:type="simple" xlink:href="http://professorweb.ru/my/WPF/UI_WPF/level6/6_4.php" text:style-name="Internet_20_link" text:visited-style-name="Visited_20_Internet_20_Link"><text:span text:style-name="T62">Подстановка и встраивание шрифтов</text:span></text:a></text:p>
      <text:p text:style-name="P12"><text:span text:style-name="T75">o</text:span><text:span text:style-name="T8">    </text:span><text:a xlink:type="simple" xlink:href="http://professorweb.ru/my/WPF/UI_WPF/level6/6_5.php" text:style-name="Internet_20_link" text:visited-style-name="Visited_20_Internet_20_Link"><text:span text:style-name="T62">Курсоры мыши</text:span></text:a></text:p>
      <text:p text:style-name="P12"><text:span text:style-name="T75">o</text:span><text:span text:style-name="T8">    </text:span><text:a xlink:type="simple" xlink:href="http://professorweb.ru/my/WPF/UI_WPF/level6/6_6.php" text:style-name="Internet_20_link" text:visited-style-name="Visited_20_Internet_20_Link"><text:span text:style-name="T62">Элементы управления содержимым</text:span></text:a></text:p>
      <text:p text:style-name="P12"><text:span text:style-name="T75">o</text:span><text:span text:style-name="T8">    </text:span><text:a xlink:type="simple" xlink:href="http://professorweb.ru/my/WPF/UI_WPF/level6/6_7.php" text:style-name="Internet_20_link" text:visited-style-name="Visited_20_Internet_20_Link"><text:span text:style-name="T62">Выравнивание</text:span></text:a></text:p>
      <text:p text:style-name="P12"><text:span text:style-name="T75">o</text:span><text:span text:style-name="T8">    </text:span><text:a xlink:type="simple" xlink:href="http://professorweb.ru/my/WPF/UI_WPF/level6/6_8.php" text:style-name="Internet_20_link" text:visited-style-name="Visited_20_Internet_20_Link"><text:span text:style-name="T62">Метки</text:span></text:a></text:p>
      <text:p text:style-name="P12"><text:span text:style-name="T75">o</text:span><text:span text:style-name="T8">    </text:span><text:a xlink:type="simple" xlink:href="http://professorweb.ru/my/WPF/UI_WPF/level6/6_9.php" text:style-name="Internet_20_link" text:visited-style-name="Visited_20_Internet_20_Link"><text:span text:style-name="T62">Кнопки</text:span></text:a></text:p>
      <text:p text:style-name="P12"><text:span text:style-name="T75">o</text:span><text:span text:style-name="T8">    </text:span><text:a xlink:type="simple" xlink:href="http://professorweb.ru/my/WPF/UI_WPF/level6/6_10.php" text:style-name="Internet_20_link" text:visited-style-name="Visited_20_Internet_20_Link"><text:span text:style-name="T62">Всплывающие подсказки</text:span></text:a></text:p>
      <text:p text:style-name="P12"><text:span text:style-name="T75">o</text:span><text:span text:style-name="T8">    </text:span><text:a xlink:type="simple" xlink:href="http://professorweb.ru/my/WPF/UI_WPF/level6/6_11.php" text:style-name="Internet_20_link" text:visited-style-name="Visited_20_Internet_20_Link"><text:span text:style-name="T62">ToolTipService и Popup</text:span></text:a></text:p>
      <text:p text:style-name="P12"><text:span text:style-name="T75">o</text:span><text:span text:style-name="T8">    </text:span><text:a xlink:type="simple" xlink:href="http://professorweb.ru/my/WPF/UI_WPF/level6/6_12.php" text:style-name="Internet_20_link" text:visited-style-name="Visited_20_Internet_20_Link"><text:span text:style-name="T62">Класс ScrollViewer</text:span></text:a></text:p>
      <text:p text:style-name="P12"><text:span text:style-name="T75">o</text:span><text:span text:style-name="T8">    </text:span><text:a xlink:type="simple" xlink:href="http://professorweb.ru/my/WPF/UI_WPF/level6/6_13.php" text:style-name="Internet_20_link" text:visited-style-name="Visited_20_Internet_20_Link"><text:span text:style-name="T62">GroupBox и TabItem</text:span></text:a></text:p>
      <text:p text:style-name="P12"><text:span text:style-name="T75">o</text:span><text:span text:style-name="T8">    </text:span><text:a xlink:type="simple" xlink:href="http://professorweb.ru/my/WPF/UI_WPF/level6/6_14.php" text:style-name="Internet_20_link" text:visited-style-name="Visited_20_Internet_20_Link"><text:span text:style-name="T62">Expander</text:span></text:a></text:p>
      <text:p text:style-name="P12"><text:span text:style-name="T75">o</text:span><text:span text:style-name="T8">    </text:span><text:a xlink:type="simple" xlink:href="http://professorweb.ru/my/WPF/UI_WPF/level6/6_15.php" text:style-name="Internet_20_link" text:visited-style-name="Visited_20_Internet_20_Link"><text:span text:style-name="T62">TextBox</text:span></text:a></text:p>
      <text:p text:style-name="P12"><text:span text:style-name="T75">o</text:span><text:span text:style-name="T8">    </text:span><text:a xlink:type="simple" xlink:href="http://professorweb.ru/my/WPF/UI_WPF/level6/6_16.php" text:style-name="Internet_20_link" text:visited-style-name="Visited_20_Internet_20_Link"><text:span text:style-name="T62">Проверка правописания и класс PasswordBox</text:span></text:a></text:p>
      <text:p text:style-name="P12"><text:span text:style-name="T75">o</text:span><text:span text:style-name="T8">    </text:span><text:a xlink:type="simple" xlink:href="http://professorweb.ru/my/WPF/UI_WPF/level6/6_17.php" text:style-name="Internet_20_link" text:visited-style-name="Visited_20_Internet_20_Link"><text:span text:style-name="T62">ListBox и ComboBox</text:span></text:a></text:p>
      <text:p text:style-name="P12"><text:span text:style-name="T75">o</text:span><text:span text:style-name="T8">    </text:span><text:a xlink:type="simple" xlink:href="http://professorweb.ru/my/WPF/UI_WPF/level6/6_18.php" text:style-name="Internet_20_link" text:visited-style-name="Visited_20_Internet_20_Link"><text:span text:style-name="T62">Slider и ProgressBar</text:span></text:a></text:p>
      <text:p text:style-name="P12"><text:span text:style-name="T75">o</text:span><text:span text:style-name="T8">    </text:span><text:a xlink:type="simple" xlink:href="http://professorweb.ru/my/WPF/UI_WPF/level6/6_19.php" text:style-name="Internet_20_link" text:visited-style-name="Visited_20_Internet_20_Link"><text:span text:style-name="T62">Calendar и DatePicker</text:span></text:a></text:p>
      <text:p text:style-name="P11"><text:span text:style-name="T51">·</text:span><text:span text:style-name="T5">     </text:span><text:span text:style-name="T73">2. Класс Application</text:span></text:p>
      <text:p text:style-name="P12"><text:span text:style-name="T75">o</text:span><text:span text:style-name="T8">    </text:span><text:a xlink:type="simple" xlink:href="http://professorweb.ru/my/WPF/UI_WPF/level7/7_1.php" text:style-name="Internet_20_link" text:visited-style-name="Visited_20_Internet_20_Link"><text:span text:style-name="T62">Создание и останов приложения</text:span></text:a></text:p>
      <text:p text:style-name="P12"><text:span text:style-name="T75">o</text:span><text:span text:style-name="T8">    </text:span><text:a xlink:type="simple" xlink:href="http://professorweb.ru/my/WPF/UI_WPF/level7/7_2.php" text:style-name="Internet_20_link" text:visited-style-name="Visited_20_Internet_20_Link"><text:span text:style-name="T62">События класса Application</text:span></text:a></text:p>
      <text:p text:style-name="P12"><text:span text:style-name="T75">o</text:span><text:span text:style-name="T8">    </text:span><text:a xlink:type="simple" xlink:href="http://professorweb.ru/my/WPF/UI_WPF/level7/7_3.php" text:style-name="Internet_20_link" text:visited-style-name="Visited_20_Internet_20_Link"><text:span text:style-name="T62">Экран заставки</text:span></text:a></text:p>
      <text:p text:style-name="P12"><text:span text:style-name="T75">o</text:span><text:span text:style-name="T8">    </text:span><text:a xlink:type="simple" xlink:href="http://professorweb.ru/my/WPF/UI_WPF/level7/7_4.php" text:style-name="Internet_20_link" text:visited-style-name="Visited_20_Internet_20_Link"><text:span text:style-name="T62">Взаимодействие между окнами</text:span></text:a></text:p>
      <text:p text:style-name="P12"><text:span text:style-name="T75">o</text:span><text:span text:style-name="T8">    </text:span><text:a xlink:type="simple" xlink:href="http://professorweb.ru/my/WPF/UI_WPF/level7/7_5.php" text:style-name="Internet_20_link" text:visited-style-name="Visited_20_Internet_20_Link"><text:span text:style-name="T62">Приложение одного экземпляра</text:span></text:a></text:p>
      <text:p text:style-name="P12"><text:span text:style-name="T75">o</text:span><text:span text:style-name="T8">    </text:span><text:a xlink:type="simple" xlink:href="http://professorweb.ru/my/WPF/UI_WPF/level7/7_6.php" text:style-name="Internet_20_link" text:visited-style-name="Visited_20_Internet_20_Link"><text:span text:style-name="T62">Регистрация типа файла</text:span></text:a></text:p>
      <text:p text:style-name="P12"><text:span text:style-name="T75">o</text:span><text:span text:style-name="T8">    </text:span><text:a xlink:type="simple" xlink:href="http://professorweb.ru/my/WPF/UI_WPF/level7/7_7.php" text:style-name="Internet_20_link" text:visited-style-name="Visited_20_Internet_20_Link"><text:span text:style-name="T62">Ресурсы сборки</text:span></text:a></text:p>
      <text:p text:style-name="P12"><text:span text:style-name="T75">o</text:span><text:span text:style-name="T8">    </text:span><text:a xlink:type="simple" xlink:href="http://professorweb.ru/my/WPF/UI_WPF/level7/7_8.php" text:style-name="Internet_20_link" text:visited-style-name="Visited_20_Internet_20_Link"><text:span text:style-name="T62">Извлечение ресурсов</text:span></text:a></text:p>
      <text:p text:style-name="P12"><text:span text:style-name="T75">o</text:span><text:span text:style-name="T8">    </text:span><text:a xlink:type="simple" xlink:href="http://professorweb.ru/my/WPF/UI_WPF/level7/7_9.php" text:style-name="Internet_20_link" text:visited-style-name="Visited_20_Internet_20_Link"><text:span text:style-name="T62">Использование ресурсов</text:span></text:a></text:p>
      <text:p text:style-name="P12"><text:span text:style-name="T75">o</text:span><text:span text:style-name="T8">    </text:span><text:a xlink:type="simple" xlink:href="http://professorweb.ru/my/WPF/UI_WPF/level7/7_10.php" text:style-name="Internet_20_link" text:visited-style-name="Visited_20_Internet_20_Link"><text:span text:style-name="T62">Локализация приложения</text:span></text:a></text:p>
      <text:p text:style-name="P12"><text:span text:style-name="T75">o</text:span><text:span text:style-name="T8">    </text:span><text:a xlink:type="simple" xlink:href="http://professorweb.ru/my/WPF/UI_WPF/level7/7_11.php" text:style-name="Internet_20_link" text:visited-style-name="Visited_20_Internet_20_Link"><text:span text:style-name="T62">Процесс перевода</text:span></text:a></text:p>
      <text:p text:style-name="P11"><text:span text:style-name="T51">·</text:span><text:span text:style-name="T5">     </text:span><text:span text:style-name="T73">3. Элементы ListView, TreeView и DataGrid</text:span></text:p>
      <text:p text:style-name="P12"><text:span text:style-name="T75">o</text:span><text:span text:style-name="T8">    </text:span><text:a xlink:type="simple" xlink:href="http://professorweb.ru/my/WPF/UI_WPF/level22/22_1.php" text:style-name="Internet_20_link" text:visited-style-name="Visited_20_Internet_20_Link"><text:span text:style-name="T62">ListView</text:span></text:a></text:p>
      <text:p text:style-name="P12"><text:span text:style-name="T75">o</text:span><text:span text:style-name="T8">    </text:span><text:a xlink:type="simple" xlink:href="http://professorweb.ru/my/WPF/UI_WPF/level22/22_2.php" text:style-name="Internet_20_link" text:visited-style-name="Visited_20_Internet_20_Link"><text:span text:style-name="T62">Шаблоны ячеек ListView</text:span></text:a></text:p>
      <text:p text:style-name="P12"><text:span text:style-name="T75">o</text:span><text:span text:style-name="T8">    </text:span><text:a xlink:type="simple" xlink:href="http://professorweb.ru/my/WPF/UI_WPF/level22/22_3.php" text:style-name="Internet_20_link" text:visited-style-name="Visited_20_Internet_20_Link"><text:span text:style-name="T62">Создание специального представления</text:span></text:a></text:p>
      <text:p text:style-name="P12"><text:span text:style-name="T75">o</text:span><text:span text:style-name="T8">    </text:span><text:a xlink:type="simple" xlink:href="http://professorweb.ru/my/WPF/UI_WPF/level22/22_4.php" text:style-name="Internet_20_link" text:visited-style-name="Visited_20_Internet_20_Link"><text:span text:style-name="T62">Стили представления</text:span></text:a></text:p>
      <text:p text:style-name="P12"><text:span text:style-name="T75">o</text:span><text:span text:style-name="T8">    </text:span><text:a xlink:type="simple" xlink:href="http://professorweb.ru/my/WPF/UI_WPF/level22/22_5.php" text:style-name="Internet_20_link" text:visited-style-name="Visited_20_Internet_20_Link"><text:span text:style-name="T62">TreeView</text:span></text:a></text:p>
      <text:p text:style-name="P12"><text:span text:style-name="T75">o</text:span><text:span text:style-name="T8">    </text:span><text:a xlink:type="simple" xlink:href="http://professorweb.ru/my/WPF/UI_WPF/level22/22_6.php" text:style-name="Internet_20_link" text:visited-style-name="Visited_20_Internet_20_Link"><text:span text:style-name="T62">Создание узлов TreeView</text:span></text:a></text:p>
      <text:p text:style-name="P12"><text:span text:style-name="T75">o</text:span><text:span text:style-name="T8">    </text:span><text:a xlink:type="simple" xlink:href="http://professorweb.ru/my/WPF/UI_WPF/level22/22_7.php" text:style-name="Internet_20_link" text:visited-style-name="Visited_20_Internet_20_Link"><text:span text:style-name="T62">DataGrid</text:span></text:a></text:p>
      <text:p text:style-name="P12"><text:span text:style-name="T75">o</text:span><text:span text:style-name="T8">    </text:span><text:a xlink:type="simple" xlink:href="http://professorweb.ru/my/WPF/UI_WPF/level22/22_8.php" text:style-name="Internet_20_link" text:visited-style-name="Visited_20_Internet_20_Link"><text:span text:style-name="T62">Столбцы DataGrid</text:span></text:a></text:p>
      <text:p text:style-name="P12"><text:span text:style-name="T75">o</text:span><text:span text:style-name="T8">    </text:span><text:a xlink:type="simple" xlink:href="http://professorweb.ru/my/WPF/UI_WPF/level22/22_9.php" text:style-name="Internet_20_link" text:visited-style-name="Visited_20_Internet_20_Link"><text:span text:style-name="T62">Форматирование и стилизация столбцов DataGrid</text:span></text:a></text:p>
      <text:p text:style-name="P12"><text:span text:style-name="T75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62">Форматирование строк DataGrid</text:span></text:a></text:p>
      <text:p text:style-name="P12"><text:span text:style-name="T75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62">Настройка DataGrid</text:span></text:a></text:p>
      <text:p text:style-name="P11"><text:span text:style-name="T51">·</text:span><text:span text:style-name="T5">     </text:span><text:span text:style-name="T73">4. Окна</text:span></text:p>
      <text:p text:style-name="P12"><text:soft-page-break/><text:span text:style-name="T75">o</text:span><text:span text:style-name="T8">    </text:span><text:a xlink:type="simple" xlink:href="http://professorweb.ru/my/WPF/UI_WPF/level23/23_1.php" text:style-name="Internet_20_link" text:visited-style-name="Visited_20_Internet_20_Link"><text:span text:style-name="T62">Класс Window</text:span></text:a></text:p>
      <text:p text:style-name="P12"><text:span text:style-name="T75">o</text:span><text:span text:style-name="T8">    </text:span><text:a xlink:type="simple" xlink:href="http://professorweb.ru/my/WPF/UI_WPF/level23/23_2.php" text:style-name="Internet_20_link" text:visited-style-name="Visited_20_Internet_20_Link"><text:span text:style-name="T62">Отображение окна</text:span></text:a></text:p>
      <text:p text:style-name="P12"><text:span text:style-name="T75">o</text:span><text:span text:style-name="T8">    </text:span><text:a xlink:type="simple" xlink:href="http://professorweb.ru/my/WPF/UI_WPF/level23/23_3.php" text:style-name="Internet_20_link" text:visited-style-name="Visited_20_Internet_20_Link"><text:span text:style-name="T62">Взаимодействие окон</text:span></text:a></text:p>
      <text:p text:style-name="P12"><text:span text:style-name="T75">o</text:span><text:span text:style-name="T8">    </text:span><text:a xlink:type="simple" xlink:href="http://professorweb.ru/my/WPF/UI_WPF/level23/23_4.php" text:style-name="Internet_20_link" text:visited-style-name="Visited_20_Internet_20_Link"><text:span text:style-name="T62">Диалоговые окна</text:span></text:a></text:p>
      <text:p text:style-name="P12"><text:span text:style-name="T75">o</text:span><text:span text:style-name="T8">    </text:span><text:a xlink:type="simple" xlink:href="http://professorweb.ru/my/WPF/UI_WPF/level23/23_5.php" text:style-name="Internet_20_link" text:visited-style-name="Visited_20_Internet_20_Link"><text:span text:style-name="T62">Окна нестандартной формы</text:span></text:a></text:p>
      <text:p text:style-name="P12"><text:span text:style-name="T75">o</text:span><text:span text:style-name="T8">    </text:span><text:a xlink:type="simple" xlink:href="http://professorweb.ru/my/WPF/UI_WPF/level23/23_6.php" text:style-name="Internet_20_link" text:visited-style-name="Visited_20_Internet_20_Link"><text:span text:style-name="T62">Настройка нестандартных окон</text:span></text:a></text:p>
      <text:p text:style-name="P12"><text:span text:style-name="T75">o</text:span><text:span text:style-name="T8">    </text:span><text:a xlink:type="simple" xlink:href="http://professorweb.ru/my/WPF/UI_WPF/level23/23_7.php" text:style-name="Internet_20_link" text:visited-style-name="Visited_20_Internet_20_Link"><text:span text:style-name="T62">Шаблон окна</text:span></text:a></text:p>
      <text:p text:style-name="P12"><text:span text:style-name="T75">o</text:span><text:span text:style-name="T8">    </text:span><text:a xlink:type="simple" xlink:href="http://professorweb.ru/my/WPF/UI_WPF/level23/23_8.php" text:style-name="Internet_20_link" text:visited-style-name="Visited_20_Internet_20_Link"><text:span text:style-name="T62">Эффект AeroGlass</text:span></text:a></text:p>
      <text:p text:style-name="P12"><text:span text:style-name="T75">o</text:span><text:span text:style-name="T8">    </text:span><text:a xlink:type="simple" xlink:href="http://professorweb.ru/my/WPF/UI_WPF/level23/23_9.php" text:style-name="Internet_20_link" text:visited-style-name="Visited_20_Internet_20_Link"><text:span text:style-name="T62">Панель задач Windows 7</text:span></text:a></text:p>
      <text:p text:style-name="P12"><text:span text:style-name="T75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62">Списки используемых элементов в панели задач</text:span></text:a></text:p>
      <text:p text:style-name="P12"><text:span text:style-name="T75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62">Изменение значков и окон предварительного просмотра, отображаемых в панели задач</text:span></text:a></text:p>
      <text:p text:style-name="P11"><text:span text:style-name="T49">·</text:span><text:span text:style-name="T3">     </text:span><text:span text:style-name="T71">5. Страницы и навигация</text:span></text:p>
      <text:p text:style-name="P12"><text:span text:style-name="T77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63">Страничная навигация</text:span></text:a></text:p>
      <text:p text:style-name="P12"><text:span text:style-name="T77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63">Страничные интерфейсы</text:span></text:a></text:p>
      <text:p text:style-name="P12"><text:span text:style-name="T77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63">Гиперссылки</text:span></text:a></text:p>
      <text:p text:style-name="P12"><text:span text:style-name="T77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63">Размещение страниц</text:span></text:a></text:p>
      <text:p text:style-name="P12"><text:span text:style-name="T77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63">Хронология страниц</text:span></text:a></text:p>
      <text:p text:style-name="P12"><text:span text:style-name="T77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63">Служба навигации</text:span></text:a></text:p>
      <text:p text:style-name="P12"><text:span text:style-name="T77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63">Управление журналом навигации</text:span></text:a></text:p>
      <text:p text:style-name="P12"><text:span text:style-name="T77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63">Добавление в журнал специальных элементов</text:span></text:a></text:p>
      <text:p text:style-name="P12"><text:span text:style-name="T77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63">Страничные функции</text:span></text:a></text:p>
      <text:p text:style-name="P12"><text:span text:style-name="T77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63">Приложения XBAP</text:span></text:a></text:p>
      <text:p text:style-name="P12"><text:span text:style-name="T77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63">Элемент управления WebBrowser</text:span></text:a></text:p>
      <text:p text:style-name="P12"><text:span text:style-name="T77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63">Написание сценариев для веб-страницы с помощью .NET</text:span></text:a></text:p>
      <text:p text:style-name="P11"><text:span text:style-name="T51">·</text:span><text:span text:style-name="T5">     </text:span><text:span text:style-name="T73">6. Меню, панели инструментов и ленты (Ribbon)</text:span></text:p>
      <text:p text:style-name="P12"><text:span text:style-name="T75">o</text:span><text:span text:style-name="T8">    </text:span><text:a xlink:type="simple" xlink:href="http://professorweb.ru/my/WPF/UI_WPF/level25/25_1.php" text:style-name="Internet_20_link" text:visited-style-name="Visited_20_Internet_20_Link"><text:span text:style-name="T62">Меню</text:span></text:a></text:p>
      <text:p text:style-name="P12"><text:span text:style-name="T75">o</text:span><text:span text:style-name="T8">    </text:span><text:a xlink:type="simple" xlink:href="http://professorweb.ru/my/WPF/UI_WPF/level25/25_2.php" text:style-name="Internet_20_link" text:visited-style-name="Visited_20_Internet_20_Link"><text:span text:style-name="T62">Элементы меню</text:span></text:a></text:p>
      <text:p text:style-name="P12"><text:span text:style-name="T75">o</text:span><text:span text:style-name="T8">    </text:span><text:a xlink:type="simple" xlink:href="http://professorweb.ru/my/WPF/UI_WPF/level25/25_3.php" text:style-name="Internet_20_link" text:visited-style-name="Visited_20_Internet_20_Link"><text:span text:style-name="T62">Элемент управления ToolBar</text:span></text:a></text:p>
      <text:p text:style-name="P12"><text:span text:style-name="T75">o</text:span><text:span text:style-name="T8">    </text:span><text:a xlink:type="simple" xlink:href="http://professorweb.ru/my/WPF/UI_WPF/level25/25_4.php" text:style-name="Internet_20_link" text:visited-style-name="Visited_20_Internet_20_Link"><text:span text:style-name="T62">Элементы управления ToolBarTray и StatusBar</text:span></text:a></text:p>
      <text:p text:style-name="P12"><text:span text:style-name="T75">o</text:span><text:span text:style-name="T8">    </text:span><text:a xlink:type="simple" xlink:href="http://professorweb.ru/my/WPF/UI_WPF/level25/25_5.php" text:style-name="Internet_20_link" text:visited-style-name="Visited_20_Internet_20_Link"><text:span text:style-name="T62">Ленты</text:span></text:a></text:p>
      <text:p text:style-name="P12"><text:span text:style-name="T75">o</text:span><text:span text:style-name="T8">    </text:span><text:a xlink:type="simple" xlink:href="http://professorweb.ru/my/WPF/UI_WPF/level25/25_6.php" text:style-name="Internet_20_link" text:visited-style-name="Visited_20_Internet_20_Link"><text:span text:style-name="T62">Настройка Ribbon</text:span></text:a></text:p>
      <text:p text:style-name="P11"><text:span text:style-name="T51">·</text:span><text:span text:style-name="T5">     </text:span><text:span text:style-name="T73">7. Звук и видео</text:span></text:p>
      <text:p text:style-name="P12"><text:span text:style-name="T75">o</text:span><text:span text:style-name="T8">    </text:span><text:a xlink:type="simple" xlink:href="http://professorweb.ru/my/WPF/UI_WPF/level26/26_1.php" text:style-name="Internet_20_link" text:visited-style-name="Visited_20_Internet_20_Link"><text:span text:style-name="T62">Воспроизведение WAV-аудио</text:span></text:a></text:p>
      <text:p text:style-name="P12"><text:span text:style-name="T75">o</text:span><text:span text:style-name="T8">    </text:span><text:a xlink:type="simple" xlink:href="http://professorweb.ru/my/WPF/UI_WPF/level26/26_2.php" text:style-name="Internet_20_link" text:visited-style-name="Visited_20_Internet_20_Link"><text:span text:style-name="T62">Класс MediaPlayer</text:span></text:a></text:p>
      <text:p text:style-name="P12"><text:span text:style-name="T75">o</text:span><text:span text:style-name="T8">    </text:span><text:a xlink:type="simple" xlink:href="http://professorweb.ru/my/WPF/UI_WPF/level26/26_3.php" text:style-name="Internet_20_link" text:visited-style-name="Visited_20_Internet_20_Link"><text:span text:style-name="T62">Элемент MediaElement</text:span></text:a></text:p>
      <text:p text:style-name="P12"><text:span text:style-name="T75">o</text:span><text:span text:style-name="T8">    </text:span><text:a xlink:type="simple" xlink:href="http://professorweb.ru/my/WPF/UI_WPF/level26/26_4.php" text:style-name="Internet_20_link" text:visited-style-name="Visited_20_Internet_20_Link"><text:span text:style-name="T62">Воспроизведение аудио с помощью триггеров</text:span></text:a></text:p>
      <text:p text:style-name="P12"><text:span text:style-name="T75">o</text:span><text:span text:style-name="T8">    </text:span><text:a xlink:type="simple" xlink:href="http://professorweb.ru/my/WPF/UI_WPF/level26/26_5.php" text:style-name="Internet_20_link" text:visited-style-name="Visited_20_Internet_20_Link"><text:span text:style-name="T62">Изменение громкости, баланса, скорости и позиции воспроизведения</text:span></text:a></text:p>
      <text:p text:style-name="P12"><text:span text:style-name="T75">o</text:span><text:span text:style-name="T8">    </text:span><text:a xlink:type="simple" xlink:href="http://professorweb.ru/my/WPF/UI_WPF/level26/26_6.php" text:style-name="Internet_20_link" text:visited-style-name="Visited_20_Internet_20_Link"><text:span text:style-name="T62">Видео</text:span></text:a></text:p>
      <text:p text:style-name="P12"><text:span text:style-name="T77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63">Синтез речи</text:span></text:a></text:p>
      <text:p text:style-name="P12"><text:span text:style-name="T77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63">Распознавание текста</text:span></text:a></text:p>
      <text:p text:style-name="P15"> </text:p>
      <text:p text:style-name="P15"> </text:p>
      <text:p text:style-name="P5">Привязка, стили и команды WPF</text:p>
      <text:p text:style-name="P7">Содержание:</text:p>
      <text:p text:style-name="P16"><text:soft-page-break/></text:p>
      <text:p text:style-name="P11"><text:span text:style-name="T51">·</text:span><text:span text:style-name="T5">     </text:span><text:span text:style-name="T73">1. Привязка элементов</text:span></text:p>
      <text:p text:style-name="P12"><text:span text:style-name="T75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62">Связывание элементов</text:span></text:a></text:p>
      <text:p text:style-name="P12"><text:span text:style-name="T75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62">Режимы привязки</text:span></text:a></text:p>
      <text:p text:style-name="P12"><text:span text:style-name="T75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62">Создание привязки в коде</text:span></text:a></text:p>
      <text:p text:style-name="P12"><text:span text:style-name="T75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62">Множественные привязки</text:span></text:a></text:p>
      <text:p text:style-name="P12"><text:span text:style-name="T75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62">Обновление привязок</text:span></text:a></text:p>
      <text:p text:style-name="P12"><text:span text:style-name="T75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62">Привязка к объектам</text:span></text:a></text:p>
      <text:p text:style-name="P11"><text:span text:style-name="T51">·</text:span><text:span text:style-name="T5">     </text:span><text:span text:style-name="T73">2. Команды</text:span></text:p>
      <text:p text:style-name="P12"><text:span text:style-name="T75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62">Команды</text:span></text:a></text:p>
      <text:p text:style-name="P12"><text:span text:style-name="T75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62">Модели команд</text:span></text:a></text:p>
      <text:p text:style-name="P12"><text:span text:style-name="T75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62">Библиотека команд</text:span></text:a></text:p>
      <text:p text:style-name="P12"><text:span text:style-name="T75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62">Выполнение команд</text:span></text:a></text:p>
      <text:p text:style-name="P12"><text:span text:style-name="T75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62">Настройка команд</text:span></text:a></text:p>
      <text:p text:style-name="P12"><text:span text:style-name="T75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62">Отключение команд</text:span></text:a></text:p>
      <text:p text:style-name="P12"><text:span text:style-name="T75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62">Встроенные команды</text:span></text:a></text:p>
      <text:p text:style-name="P12"><text:span text:style-name="T75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62">Специальные команды</text:span></text:a></text:p>
      <text:p text:style-name="P11"><text:span text:style-name="T51">·</text:span><text:span text:style-name="T5">     </text:span><text:span text:style-name="T73">3. Ресурсы</text:span></text:p>
      <text:p text:style-name="P12"><text:span text:style-name="T75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62">Ресурсы</text:span></text:a></text:p>
      <text:p text:style-name="P12"><text:span text:style-name="T75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62">Иерархия ресурсов</text:span></text:a></text:p>
      <text:p text:style-name="P12"><text:span text:style-name="T75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62">Статические и динамические ресурсы</text:span></text:a></text:p>
      <text:p text:style-name="P12"><text:span text:style-name="T75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62">Неразделяемые ресурсы</text:span></text:a></text:p>
      <text:p text:style-name="P12"><text:span text:style-name="T75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62">Ресурсы приложения и системы</text:span></text:a></text:p>
      <text:p text:style-name="P12"><text:span text:style-name="T75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62">Словари ресурсов</text:span></text:a></text:p>
      <text:p text:style-name="P12"><text:span text:style-name="T75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62">Разделение ресурсов между сборками</text:span></text:a></text:p>
      <text:p text:style-name="P11"><text:span text:style-name="T51">·</text:span><text:span text:style-name="T5">     </text:span><text:span text:style-name="T73">4. Стили</text:span></text:p>
      <text:p text:style-name="P12"><text:span text:style-name="T75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62">Стили</text:span></text:a></text:p>
      <text:p text:style-name="P12"><text:span text:style-name="T75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62">Создание объекта стиля</text:span></text:a></text:p>
      <text:p text:style-name="P12"><text:span text:style-name="T75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62">Установка свойств стилей</text:span></text:a></text:p>
      <text:p text:style-name="P12"><text:span text:style-name="T75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62">Присоединение обработчиков событий</text:span></text:a></text:p>
      <text:p text:style-name="P12"><text:span text:style-name="T75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62">Множество уровней стилей</text:span></text:a></text:p>
      <text:p text:style-name="P12"><text:span text:style-name="T75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62">Автоматическое применение стилей</text:span></text:a></text:p>
      <text:p text:style-name="P12"><text:span text:style-name="T75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62">Триггеры</text:span></text:a></text:p>
      <text:p text:style-name="P12"><text:span text:style-name="T75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62">Триггер события</text:span></text:a></text:p>
      <text:p text:style-name="P12"><text:span text:style-name="T84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69">Поведения</text:span></text:a></text:p>
      <text:p text:style-name="P12"><text:span text:style-name="T84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69">Создание поведений</text:span></text:a></text:p>
      <text:p text:style-name="P12"><text:span text:style-name="T84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69">Использование поведений</text:span></text:a></text:p>
      <text:p text:style-name="P11"><text:span text:style-name="T51">·</text:span><text:span text:style-name="T5">     </text:span><text:span text:style-name="T73">5. Привязка данных</text:span></text:p>
      <text:p text:style-name="P12"><text:span text:style-name="T75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62">Привязка данных из базы</text:span></text:a></text:p>
      <text:p text:style-name="P12"><text:span text:style-name="T75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62">Привязка к коллекции объектов</text:span></text:a></text:p>
      <text:p text:style-name="P12"><text:span text:style-name="T75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62">Проверка достоверности</text:span></text:a></text:p>
      <text:p text:style-name="P12"><text:span text:style-name="T75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62">Поставщики данных</text:span></text:a></text:p>
      <text:p text:style-name="P12"><text:span text:style-name="T75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62">Привязка данных и LINQ</text:span></text:a></text:p>
      <text:p text:style-name="P11"><text:span text:style-name="T47">·</text:span><text:span text:style-name="T1">     </text:span><text:span text:style-name="T70">6. Форматирование привязанных данных</text:span></text:p>
      <text:p text:style-name="P12"><text:span text:style-name="T83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68">Преобразование данных</text:span></text:a></text:p>
      <text:p text:style-name="P12"><text:span text:style-name="T83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68">Списочные элементы управления</text:span></text:a></text:p>
      <text:p text:style-name="P12"><text:span text:style-name="T83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68">Стилизация списков</text:span></text:a></text:p>
      <text:p text:style-name="P12"><text:span text:style-name="T82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67">Шаблоны данных</text:span></text:a></text:p>
      <text:p text:style-name="P15"><text:soft-page-break/> </text:p>
      <text:p text:style-name="Text_20_body"><text:span text:style-name="T86">___</text:span> - прочел, полностью пройдено</text:p>
      <text:p text:style-name="Text_20_body"><text:span text:style-name="T88">___</text:span> - не начинал</text:p>
      <text:p text:style-name="Text_20_body"><text:span text:style-name="T91">__</text:span> - собираюсь но попозже</text:p>
      <text:p text:style-name="Text_20_body"><text:span text:style-name="T90">__</text:span> - непонятно</text:p>
      <text:p text:style-name="Text_20_body"><text:span text:style-name="T89">__</text:span> - не собираюсь проходить</text:p>
      <text:p text:style-name="Text_20_body"><text:span text:style-name="T93">__</text:span> - проходил кажется на 99 %</text:p>
      <text:p text:style-name="P15"> </text:p>
      <text:p text:style-name="P15"> </text:p>
      <text:p text:style-name="P4">Графика и анимация WPF</text:p>
      <text:p text:style-name="P8"><text:a xlink:type="simple" xlink:href="http://professorweb.ru/my/WPF/base_WPF/level1/info_WPF.php" text:style-name="Internet_20_link" text:visited-style-name="Visited_20_Internet_20_Link"><text:span text:style-name="T61">WPF</text:span></text:a> <text:span text:style-name="T92">--- Графика и анимация WPF</text:span></text:p>
      <text:p text:style-name="P6">Содержание:</text:p>
      <text:p text:style-name="P16"/>
      <text:p text:style-name="P9"><text:span text:style-name="T51">·</text:span><text:span text:style-name="T5">     </text:span><text:span text:style-name="T73">1. Фигуры, кисти и трансформации</text:span></text:p>
      <text:p text:style-name="P12"><text:span text:style-name="T75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62">Фигуры</text:span></text:a></text:p>
      <text:p text:style-name="P12"><text:span text:style-name="T75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62">Rectangle и Ellipse</text:span></text:a></text:p>
      <text:p text:style-name="P12"><text:span text:style-name="T75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62">Размеры и расположение фигур</text:span></text:a></text:p>
      <text:p text:style-name="P12"><text:span text:style-name="T75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62">Viewbox</text:span></text:a></text:p>
      <text:p text:style-name="P12"><text:span text:style-name="T75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62">Line</text:span></text:a></text:p>
      <text:p text:style-name="P12"><text:span text:style-name="T75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62">Polyline и Polygon</text:span></text:a></text:p>
      <text:p text:style-name="P12"><text:span text:style-name="T75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62">Настройка линий</text:span></text:a></text:p>
      <text:p text:style-name="P12"><text:span text:style-name="T75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62">Привязка к пикселям</text:span></text:a></text:p>
      <text:p text:style-name="P12"><text:span text:style-name="T75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62">Кисти</text:span></text:a></text:p>
      <text:p text:style-name="P12"><text:span text:style-name="T75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62">LinearGradientBrush</text:span></text:a></text:p>
      <text:p text:style-name="P12"><text:span text:style-name="T75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62">RadialGradientBrush</text:span></text:a></text:p>
      <text:p text:style-name="P12"><text:span text:style-name="T75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62">ImageBrush</text:span></text:a></text:p>
      <text:p text:style-name="P12"><text:span text:style-name="T75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62">Текстуры</text:span></text:a></text:p>
      <text:p text:style-name="P12"><text:span text:style-name="T75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62">VisualBrush</text:span></text:a></text:p>
      <text:p text:style-name="P12"><text:span text:style-name="T75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62">BitmapCacheBrush</text:span></text:a></text:p>
      <text:p text:style-name="P12"><text:span text:style-name="T75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62">Трансформации</text:span></text:a></text:p>
      <text:p text:style-name="P12"><text:span text:style-name="T75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62">Трансформация фигур</text:span></text:a></text:p>
      <text:p text:style-name="P12"><text:span text:style-name="T75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62">Трансформация элементов</text:span></text:a></text:p>
      <text:p text:style-name="P12"><text:span text:style-name="T75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62">Прозрачность</text:span></text:a></text:p>
      <text:p text:style-name="P12"><text:span text:style-name="T75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62">Маски непрозрачности</text:span></text:a></text:p>
      <text:p text:style-name="P9"><text:span text:style-name="T51">·</text:span><text:span text:style-name="T5">     </text:span><text:span text:style-name="T73">2. Классы Geometry и Drawing</text:span></text:p>
      <text:p text:style-name="P12"><text:span text:style-name="T75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62">Классы Path и Geometry</text:span></text:a></text:p>
      <text:p text:style-name="P12"><text:span text:style-name="T75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62">GeometryGroup</text:span></text:a></text:p>
      <text:p text:style-name="P12"><text:span text:style-name="T75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62">CombinedGeometry</text:span></text:a></text:p>
      <text:p text:style-name="P12"><text:span text:style-name="T75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62">PathGeometry</text:span></text:a></text:p>
      <text:p text:style-name="P12"><text:span text:style-name="T75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62">Мини-язык описания геометрии</text:span></text:a></text:p>
      <text:p text:style-name="P12"><text:span text:style-name="T75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62">Кадрирование геометрии</text:span></text:a></text:p>
      <text:p text:style-name="P12"><text:span text:style-name="T75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62">Рисунки</text:span></text:a></text:p>
      <text:p text:style-name="P12"><text:soft-page-break/><text:span text:style-name="T75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62">Экспорт рисунка</text:span></text:a></text:p>
      <text:p text:style-name="P10"><text:span text:style-name="T47">·</text:span><text:span text:style-name="T1">     </text:span><text:span text:style-name="T70">3. Эффекты и класс Visual</text:span></text:p>
      <text:p text:style-name="P12"><text:span text:style-name="T82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67">Класс Visual</text:span></text:a></text:p>
      <text:p text:style-name="P12"><text:span text:style-name="T82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67">Помещение визуальных объектов в оболочку элемента</text:span></text:a></text:p>
      <text:p text:style-name="P12"><text:span text:style-name="T82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67">Эффекты</text:span></text:a></text:p>
      <text:p text:style-name="P12"><text:span text:style-name="T82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67">ShaderEffect</text:span></text:a></text:p>
      <text:p text:style-name="P12"><text:span text:style-name="T82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67">WriteableBitmap</text:span></text:a></text:p>
      <text:p text:style-name="P12"><text:span text:style-name="T82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67">Запись пикселей</text:span></text:a></text:p>
      <text:p text:style-name="P10"><text:span text:style-name="T47">·</text:span><text:span text:style-name="T1">     </text:span><text:span text:style-name="T70">4. Основы анимации</text:span></text:p>
      <text:p text:style-name="P12"><text:span text:style-name="T82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67">Понятие анимации</text:span></text:a></text:p>
      <text:p text:style-name="P12"><text:span text:style-name="T82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67">Базовые анимации</text:span></text:a></text:p>
      <text:p text:style-name="P12"><text:span text:style-name="T82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67">Анимация в коде</text:span></text:a></text:p>
      <text:p text:style-name="P12"><text:span text:style-name="T82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67">Свойства линейной анимации</text:span></text:a></text:p>
      <text:p text:style-name="P12"><text:span text:style-name="T82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67">Время жизни анимации</text:span></text:a></text:p>
      <text:p text:style-name="P12"><text:span text:style-name="T82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67">Класс TimeLine</text:span></text:a></text:p>
      <text:p text:style-name="P12"><text:span text:style-name="T82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67">Раскадровка</text:span></text:a></text:p>
      <text:p text:style-name="P12"><text:span text:style-name="T82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67">Перекрывающиеся и синхронизированные анимации</text:span></text:a></text:p>
      <text:p text:style-name="P12"><text:span text:style-name="T82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67">Управление воспроизведением</text:span></text:a></text:p>
      <text:p text:style-name="P12"><text:span text:style-name="T82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67">Эффект вытеснения</text:span></text:a></text:p>
      <text:p text:style-name="P12"><text:span text:style-name="T82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67">Отслеживание хода анимации</text:span></text:a></text:p>
      <text:p text:style-name="P12"><text:span text:style-name="T82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67">Плавность анимации</text:span></text:a></text:p>
      <text:p text:style-name="P12"><text:span text:style-name="T82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67">Режимы плавности</text:span></text:a></text:p>
      <text:p text:style-name="P12"><text:span text:style-name="T82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67">Создание специальной функции плавности</text:span></text:a></text:p>
      <text:p text:style-name="P12"><text:span text:style-name="T82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67">Производительность анимации</text:span></text:a></text:p>
      <text:p text:style-name="P12"><text:span text:style-name="T82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67">Кэширование изображений</text:span></text:a></text:p>
      <text:p text:style-name="P9"><text:span text:style-name="T49">·</text:span><text:span text:style-name="T3">     </text:span><text:span text:style-name="T70">5</text:span><text:span text:style-name="T71">. Расширенная анимация</text:span></text:p>
      <text:p text:style-name="P12"><text:span text:style-name="T77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63">Анимированные трансформации</text:span></text:a></text:p>
      <text:p text:style-name="P12"><text:span text:style-name="T77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63">Множество анимированных трансформаций</text:span></text:a></text:p>
      <text:p text:style-name="P12"><text:span text:style-name="T77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63">Анимированные кисти</text:span></text:a></text:p>
      <text:p text:style-name="P12"><text:span text:style-name="T77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63">Анимация построителя текстуры</text:span></text:a></text:p>
      <text:p text:style-name="P12"><text:span text:style-name="T77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63">Анимация ключевого кадра</text:span></text:a></text:p>
      <text:p text:style-name="P12"><text:span text:style-name="T77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63">Сплайновые анимации ключевого кадра</text:span></text:a></text:p>
      <text:p text:style-name="P12"><text:span text:style-name="T77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63">Анимация на основе пути</text:span></text:a></text:p>
      <text:p text:style-name="P12"><text:span text:style-name="T77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63">Анимация на основе кадра</text:span></text:a></text:p>
      <text:p text:style-name="P9"><text:span text:style-name="T49">·</text:span><text:span text:style-name="T3">     </text:span><text:span text:style-name="T71">6. Трехмерная графика</text:span></text:p>
      <text:p text:style-name="P12"><text:span text:style-name="T77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63">Основы трехмерной графики</text:span></text:a></text:p>
      <text:p text:style-name="P12"><text:span text:style-name="T77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63">Трехмерные объекты</text:span></text:a></text:p>
      <text:p text:style-name="P12"><text:span text:style-name="T77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63">Геометрия трехмерных объектов</text:span></text:a></text:p>
      <text:p text:style-name="P12"><text:span text:style-name="T77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63">Источники света</text:span></text:a></text:p>
      <text:p text:style-name="P12"><text:span text:style-name="T77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63">Камера</text:span></text:a></text:p>
      <text:p text:style-name="P12"><text:span text:style-name="T77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63">Текстурирование и нормали</text:span></text:a></text:p>
      <text:p text:style-name="P12"><text:span text:style-name="T77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63">Сложные трехмерные фигуры</text:span></text:a></text:p>
      <text:p text:style-name="P12"><text:span text:style-name="T77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63">Материалы</text:span></text:a></text:p>
      <text:p text:style-name="P12"><text:span text:style-name="T77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63">Отображение текстур</text:span></text:a></text:p>
      <text:p text:style-name="P12"><text:span text:style-name="T77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63">Трансформации и вращения трехмерной графики</text:span></text:a></text:p>
      <text:p text:style-name="P12"><text:span text:style-name="T77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63">«Полеты» трехмерных фигур</text:span></text:a></text:p>
      <text:p text:style-name="P12"><text:span text:style-name="T77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63">Шаровый манипулятор</text:span></text:a></text:p>
      <text:p text:style-name="Text_20_body"> </text:p>
      <text:p text:style-name="Text_20_body"><text:span text:style-name="T86">___</text:span> - прочел, полностью пройдено</text:p>
      <text:p text:style-name="Text_20_body"><text:soft-page-break/><text:span text:style-name="T87">___</text:span> - перечитать</text:p>
      <text:p text:style-name="Text_20_body"><text:span text:style-name="T88">___</text:span> - не начинал</text:p>
      <text:p text:style-name="Text_20_body"><text:span text:style-name="T91">__</text:span> - собираюсь но попозже</text:p>
      <text:p text:style-name="Text_20_body"><text:span text:style-name="T90">__</text:span> - непонятно</text:p>
      <text:p text:style-name="Text_20_body"><text:span text:style-name="T89">__</text:span> - не собираюсь проходить</text:p>
      <text:p text:style-name="Text_20_body"> </text:p>
      <text:p text:style-name="P4">Шаблоны и пользовательские элементы управления WPF</text:p>
      <text:p text:style-name="P8"><text:a xlink:type="simple" xlink:href="http://professorweb.ru/my/WPF/base_WPF/level1/info_WPF.php" text:style-name="Internet_20_link" text:visited-style-name="Visited_20_Internet_20_Link"><text:span text:style-name="T61">WPF</text:span></text:a> <text:span text:style-name="T92">--- Шаблоны и пользовательские элементы управления WPF</text:span></text:p>
      <text:p text:style-name="P6">Содержание:</text:p>
      <text:p text:style-name="P16"/>
      <text:p text:style-name="P9"><text:span text:style-name="T51">·</text:span><text:span text:style-name="T5">     </text:span><text:span text:style-name="T70">1. </text:span><text:span text:style-name="T73">Шаблоны элементов управления</text:span></text:p>
      <text:p text:style-name="P12"><text:span text:style-name="T75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62">Логические и визуальные деревья</text:span></text:a></text:p>
      <text:p text:style-name="P12"><text:span text:style-name="T75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62">Программный просмотр логического и визуального дерева</text:span></text:a></text:p>
      <text:p text:style-name="P12"><text:span text:style-name="T75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62">Шаблоны</text:span></text:a></text:p>
      <text:p text:style-name="P12"><text:span text:style-name="T75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62">Анализ элементов управления</text:span></text:a></text:p>
      <text:p text:style-name="P12"><text:span text:style-name="T75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62">Создание шаблонов</text:span></text:a></text:p>
      <text:p text:style-name="P12"><text:span text:style-name="T75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62">Триггеры, изменяющие свойства</text:span></text:a></text:p>
      <text:p text:style-name="P12"><text:span text:style-name="T75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62">Триггеры, использующие анимацию</text:span></text:a></text:p>
      <text:p text:style-name="P12"><text:span text:style-name="T75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62">Организация ресурсов для шаблонов</text:span></text:a></text:p>
      <text:p text:style-name="P12"><text:span text:style-name="T75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62">Автоматическое применение шаблонов</text:span></text:a></text:p>
      <text:p text:style-name="P12"><text:span text:style-name="T75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62">Обложки</text:span></text:a></text:p>
      <text:p text:style-name="P12"><text:span text:style-name="T75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62">Построение сложного шаблона</text:span></text:a></text:p>
      <text:p text:style-name="P12"><text:span text:style-name="T75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62">Модификация полосы прокрутки</text:span></text:a></text:p>
      <text:p text:style-name="P12"><text:span text:style-name="T75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62">Примеры шаблонов элементов управления</text:span></text:a></text:p>
      <text:p text:style-name="P12"><text:span text:style-name="T75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62">Визуальные состояния</text:span></text:a></text:p>
      <text:p text:style-name="P9"><text:span text:style-name="T47">·</text:span><text:span text:style-name="T1">     </text:span><text:span text:style-name="T70">2. Пользовательские элементы WPF</text:span></text:p>
      <text:p text:style-name="P12"><text:span text:style-name="T75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62">Пользовательские элементы</text:span></text:a></text:p>
      <text:p text:style-name="P12"><text:span text:style-name="T75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62">Построение пользовательского элемента</text:span></text:a></text:p>
      <text:p text:style-name="P12"><text:span text:style-name="T75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62">Добавление кода разметки</text:span></text:a></text:p>
      <text:p text:style-name="P12"><text:span text:style-name="T75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62">Поддержка команд</text:span></text:a></text:p>
      <text:p text:style-name="P12"><text:span text:style-name="T75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62">UserControl</text:span></text:a></text:p>
      <text:p text:style-name="P12"><text:span text:style-name="T75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62">Создание элемента управления, лишенного внешнего вида</text:span></text:a></text:p>
      <text:p text:style-name="P12"><text:span text:style-name="T75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62">Поддержка визуальных состояний</text:span></text:a></text:p>
      <text:p text:style-name="P12"><text:span text:style-name="T75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62">Шаблон элемента управления по умолчанию</text:span></text:a></text:p>
      <text:p text:style-name="P12"><text:span text:style-name="T75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62">Переходы между состояниями</text:span></text:a></text:p>
      <text:p text:style-name="P12"><text:span text:style-name="T75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62">Использование FlipPanel</text:span></text:a></text:p>
      <text:p text:style-name="P12"><text:span text:style-name="T82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67">Создание панелей компоновки</text:span></text:a></text:p>
      <text:p text:style-name="P12"><text:span text:style-name="T82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67">Примеры пользовательских панелей компоновки</text:span></text:a></text:p>
      <text:p text:style-name="P12"><text:span text:style-name="T82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67">Рисованные элементы</text:span></text:a></text:p>
      <text:p text:style-name="P12"><text:span text:style-name="T82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67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86">___</text:span> - прочел, полностью пройдено</text:p>
      <text:p text:style-name="Text_20_body"><text:span text:style-name="T87">___</text:span> - перечитать</text:p>
      <text:p text:style-name="Text_20_body"><text:span text:style-name="T88">___</text:span> - не начинал</text:p>
      <text:p text:style-name="Text_20_body"><text:span text:style-name="T91">__</text:span> - собираюсь но попозже</text:p>
      <text:p text:style-name="Text_20_body"><text:span text:style-name="T90">__</text:span> - непонятно</text:p>
      <text:p text:style-name="Text_20_body"><text:span text:style-name="T89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4">Периферия WPF</text:p>
      <text:p text:style-name="P2"> </text:p>
      <text:p text:style-name="P6">Содержание:</text:p>
      <text:p text:style-name="P16"/>
      <text:p text:style-name="P9"><text:span text:style-name="T50">·</text:span><text:span text:style-name="T4">     </text:span><text:span text:style-name="T72">1. Работа с документами и печать</text:span></text:p>
      <text:p text:style-name="P12"><text:span text:style-name="T80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64">Типы документов</text:span></text:a></text:p>
      <text:p text:style-name="P12"><text:span text:style-name="T80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64">Потоковые документы</text:span></text:a></text:p>
      <text:p text:style-name="P12"><text:span text:style-name="T80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64">Блочные элементы</text:span></text:a></text:p>
      <text:p text:style-name="P12"><text:span text:style-name="T80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64">Строковые элементы</text:span></text:a></text:p>
      <text:p text:style-name="P12"><text:span text:style-name="T80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64">Программное взаимодействие с элементами</text:span></text:a></text:p>
      <text:p text:style-name="P12"><text:span text:style-name="T80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64">Контейнеры FlowDocumentScrollViewer, FlowDocumentPageViewer и FlowDocumentReader</text:span></text:a></text:p>
      <text:p text:style-name="P12"><text:span text:style-name="T80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64">Редактирование потокового документа</text:span></text:a></text:p>
      <text:p text:style-name="P12"><text:span text:style-name="T80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64">Аннотации</text:span></text:a></text:p>
      <text:p text:style-name="P12"><text:span text:style-name="T80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64">Печать</text:span></text:a></text:p>
      <text:p text:style-name="P12"><text:span text:style-name="T80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64">Специальная печать</text:span></text:a></text:p>
      <text:p text:style-name="P12"><text:span text:style-name="T80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64">Настройка и управление печатью</text:span></text:a></text:p>
      <text:p text:style-name="P12"><text:span text:style-name="T80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64">Печать документов XPS</text:span></text:a></text:p>
      <text:p text:style-name="P10"><text:span text:style-name="T47">·</text:span><text:span text:style-name="T1">     </text:span><text:span text:style-name="T70">2. Многопоточные приложения</text:span></text:p>
      <text:p text:style-name="P12"><text:span text:style-name="T82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67">Модель STA</text:span></text:a></text:p>
      <text:p text:style-name="P12"><text:span text:style-name="T82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67">Класс DispatcherObject</text:span></text:a></text:p>
      <text:p text:style-name="P12"><text:span text:style-name="T82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67">Класс BackgroundWorker</text:span></text:a></text:p>
      <text:p text:style-name="P9"><text:span text:style-name="T50">·</text:span><text:span text:style-name="T4">     </text:span><text:span text:style-name="T72">3. Модель дополнений MAF и MEF</text:span></text:p>
      <text:p text:style-name="P12"><text:span text:style-name="T80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64">Модель дополнений</text:span></text:a></text:p>
      <text:p text:style-name="P12"><text:span text:style-name="T80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64">Пример приложения, использующего дополнение</text:span></text:a></text:p>
      <text:p text:style-name="P12"><text:span text:style-name="T80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64">Взаимодействие с хостом</text:span></text:a></text:p>
      <text:p text:style-name="P12"><text:span text:style-name="T80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64">Визуальные дополнения</text:span></text:a></text:p>
      <text:p text:style-name="P10"><text:span text:style-name="T47">·</text:span><text:span text:style-name="T1">     </text:span><text:span text:style-name="T70">4. Развертывание WPF-приложений с ClickOnce</text:span></text:p>
      <text:p text:style-name="P12"><text:soft-page-break/><text:span text:style-name="T82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67">Развертывание WPF-приложений</text:span></text:a></text:p>
      <text:p text:style-name="P12"><text:span text:style-name="T82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67">Модель ClickOnce</text:span></text:a></text:p>
      <text:p text:style-name="P12"><text:span text:style-name="T82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67">Пример публикации ClickOnce</text:span></text:a></text:p>
      <text:p text:style-name="P12"><text:span text:style-name="T82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67">Дополнительные параметры ClickOnce</text:span></text:a></text:p>
      <text:p text:style-name="P10"><text:span text:style-name="T47">·</text:span><text:span text:style-name="T1">     </text:span><text:span text:style-name="T70">5. Шаблоны проектирования</text:span></text:p>
      <text:p text:style-name="P12"><text:span text:style-name="T82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67">Обзор паттернов</text:span></text:a></text:p>
      <text:p text:style-name="P12"><text:span text:style-name="T82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67">RAD и Monolithic</text:span></text:a></text:p>
      <text:p text:style-name="P12"><text:span text:style-name="T82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67">Паттерн MVC</text:span></text:a></text:p>
      <text:p text:style-name="P12"><text:span text:style-name="T82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67">Паттерн MVP</text:span></text:a></text:p>
      <text:p text:style-name="P12"><text:span text:style-name="T82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67">Паттерн MVVM</text:span></text:a></text:p>
      <text:p text:style-name="P9"><text:span text:style-name="T52">·</text:span><text:span text:style-name="T6">     </text:span><text:span text:style-name="T74">6. Windows 8 Metro и XAML</text:span></text:p>
      <text:p text:style-name="P12"><text:span text:style-name="T79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66">Создание Metro-приложения</text:span></text:a></text:p>
      <text:p text:style-name="P12"><text:span text:style-name="T79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66">Привязка данных</text:span></text:a></text:p>
      <text:p text:style-name="P12"><text:span text:style-name="T79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66">Навигация, всплывающие меню и панели</text:span></text:a></text:p>
      <text:p text:style-name="P12"><text:span text:style-name="T79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66">Стандартные стили и ресурсы</text:span></text:a></text:p>
      <text:p text:style-name="Text_20_body"> </text:p>
      <text:p text:style-name="Text_20_body"><text:span text:style-name="T86">___</text:span> - прочел, полностью пройдено</text:p>
      <text:p text:style-name="Text_20_body"><text:span text:style-name="T87">___</text:span> - перечитать</text:p>
      <text:p text:style-name="Text_20_body"><text:span text:style-name="T88">___</text:span> - не начинал</text:p>
      <text:p text:style-name="Text_20_body"><text:span text:style-name="T91">__</text:span> - собираюсь но попозже</text:p>
      <text:p text:style-name="Text_20_body"><text:span text:style-name="T90">__</text:span> - непонятно</text:p>
      <text:p text:style-name="Text_20_body"><text:span text:style-name="T89">__</text:span> - не собираюсь проходить</text:p>
      <text:p text:style-name="Text_20_body"> </text:p>
      <text:h text:style-name="P21" text:outline-level="1">ASP.NET</text:h>
      <text:p text:style-name="P17"><text:a xlink:type="simple" xlink:href="https://professorweb.ru/my/ASP_NET/base/level1/base_aspnet_index.php" text:style-name="Internet_20_link" text:visited-style-name="Visited_20_Internet_20_Link"><text:span text:style-name="Strong_20_Emphasis"><text:span text:style-name="T95">Основы ASP.NET</text:span></text:span></text:a><text:span text:style-name="T96"> </text:span></text:p>
      <text:p text:style-name="P17"><text:a xlink:type="simple" xlink:href="https://professorweb.ru/my/ASP_NET/sites/level1/" text:style-name="Internet_20_link" text:visited-style-name="Visited_20_Internet_20_Link"><text:span text:style-name="Strong_20_Emphasis"><text:span text:style-name="T94">Веб-сайты ASP.NET</text:span></text:span></text:a> </text:p>
      <text:p text:style-name="P17"><text:a xlink:type="simple" xlink:href="https://professorweb.ru/my/ASP_NET/security/level1/" text:style-name="Internet_20_link" text:visited-style-name="Visited_20_Internet_20_Link"><text:span text:style-name="Strong_20_Emphasis"><text:span text:style-name="T94">Безопасность в ASP.NET</text:span></text:span></text:a> </text:p>
      <text:p text:style-name="P17"><text:a xlink:type="simple" xlink:href="https://professorweb.ru/my/ASP_NET/gamestore/level1/" text:style-name="Internet_20_link" text:visited-style-name="Visited_20_Internet_20_Link"><text:span text:style-name="Strong_20_Emphasis"><text:span text:style-name="T94">Интернет магазин на ASP.NET Web Forms 4.5 и ASP.NET MVC 5</text:span></text:span></text:a> </text:p>
      <text:p text:style-name="P17"><text:a xlink:type="simple" xlink:href="https://professorweb.ru/my/ASP_NET/webforms_4_5/level1/" text:style-name="Internet_20_link" text:visited-style-name="Visited_20_Internet_20_Link"><text:span text:style-name="Strong_20_Emphasis"><text:span text:style-name="T94">ASP.NET Web Forms 4.5</text:span></text:span></text:a> </text:p>
      <text:p text:style-name="P17"><text:a xlink:type="simple" xlink:href="https://professorweb.ru/my/ASP_NET/mvc/level1/" text:style-name="Internet_20_link" text:visited-style-name="Visited_20_Internet_20_Link"><text:span text:style-name="Strong_20_Emphasis"><text:span text:style-name="T94">ASP.NET MVC 5</text:span></text:span></text:a> </text:p>
      <text:p text:style-name="P17"><text:a xlink:type="simple" xlink:href="https://professorweb.ru/my/ASP_NET/identity/level1/" text:style-name="Internet_20_link" text:visited-style-name="Visited_20_Internet_20_Link"><text:span text:style-name="Strong_20_Emphasis"><text:span text:style-name="T94">ASP.NET Identity 2.0</text:span></text:span></text:a> </text:p>
      <text:p text:style-name="Standard"/>
      <text:p text:style-name="Standard"/>
      <text:h text:style-name="P21" text:outline-level="1">Веб-сайты ASP.NET</text:h>
      <text:h text:style-name="P24" text:outline-level="4"><text:span text:style-name="T42">1. Пользовательские элементы управления, темы и мастер-страницы</text:span></text:h>
      <text:list xml:id="list8327699005671258473" text:style-name="L1">
        <text:list-item>
          <text:list>
            <text:list-item>
              <text:p text:style-name="P19"><text:a xlink:type="simple" xlink:href="https://professorweb.ru/my/ASP_NET/sites/level1/1_1.php" text:style-name="Internet_20_link" text:visited-style-name="Visited_20_Internet_20_Link"><text:span text:style-name="T35">Пользовательские элементы управления</text:span></text:a></text:p>
            </text:list-item>
            <text:list-item>
              <text:p text:style-name="P19"><text:a xlink:type="simple" xlink:href="https://professorweb.ru/my/ASP_NET/sites/level1/1_2.php" text:style-name="Internet_20_link" text:visited-style-name="Visited_20_Internet_20_Link"><text:span text:style-name="T35">Добавление кода в пользовательский элемент управления</text:span></text:a></text:p>
            </text:list-item>
            <text:list-item>
              <text:p text:style-name="P19"><text:a xlink:type="simple" xlink:href="https://professorweb.ru/my/ASP_NET/sites/level1/1_3.php" text:style-name="Internet_20_link" text:visited-style-name="Visited_20_Internet_20_Link"><text:span text:style-name="T35">Динамическая загрузка пользовательских элементов управления</text:span></text:a></text:p>
            </text:list-item>
            <text:list-item>
              <text:p text:style-name="P19"><text:a xlink:type="simple" xlink:href="https://professorweb.ru/my/ASP_NET/sites/level1/1_4.php" text:style-name="Internet_20_link" text:visited-style-name="Visited_20_Internet_20_Link"><text:span text:style-name="T35">Кэширование на основе пользовательских элементов </text:span></text:a><text:soft-page-break/><text:a xlink:type="simple" xlink:href="https://professorweb.ru/my/ASP_NET/sites/level1/1_4.php" text:style-name="Internet_20_link" text:visited-style-name="Visited_20_Internet_20_Link"><text:span text:style-name="T35">управления</text:span></text:a></text:p>
            </text:list-item>
            <text:list-item>
              <text:p text:style-name="P19"><text:a xlink:type="simple" xlink:href="https://professorweb.ru/my/ASP_NET/sites/level1/1_5.php" text:style-name="Internet_20_link" text:visited-style-name="Visited_20_Internet_20_Link"><text:span text:style-name="T35">Использование CSS</text:span></text:a></text:p>
            </text:list-item>
            <text:list-item>
              <text:p text:style-name="P19"><text:a xlink:type="simple" xlink:href="https://professorweb.ru/my/ASP_NET/sites/level1/1_6.php" text:style-name="Internet_20_link" text:visited-style-name="Visited_20_Internet_20_Link"><text:span text:style-name="T35">Темы</text:span></text:a></text:p>
            </text:list-item>
            <text:list-item>
              <text:p text:style-name="P19"><text:a xlink:type="simple" xlink:href="https://professorweb.ru/my/ASP_NET/sites/level1/1_7.php" text:style-name="Internet_20_link" text:visited-style-name="Visited_20_Internet_20_Link"><text:span text:style-name="T35">Мастер-страницы</text:span></text:a></text:p>
            </text:list-item>
            <text:list-item>
              <text:p text:style-name="P19"><text:a xlink:type="simple" xlink:href="https://professorweb.ru/my/ASP_NET/sites/level1/1_8.php" text:style-name="Internet_20_link" text:visited-style-name="Visited_20_Internet_20_Link"><text:span text:style-name="T35">Усовершенствованные мастер-страницы</text:span></text:a></text:p>
              <text:list>
                <text:list-item>
                  <text:h text:style-name="P23" text:outline-level="3">2. Навигация по веб-сайту</text:h>
                </text:list-item>
              </text:list>
            </text:list-item>
            <text:list-item>
              <text:p text:style-name="P19"><text:a xlink:type="simple" xlink:href="https://professorweb.ru/my/ASP_NET/sites/level2/2_1.php" text:style-name="Internet_20_link" text:visited-style-name="Visited_20_Internet_20_Link"><text:span text:style-name="T35">Страницы с множеством представлений</text:span></text:a></text:p>
            </text:list-item>
            <text:list-item>
              <text:p text:style-name="P19"><text:a xlink:type="simple" xlink:href="https://professorweb.ru/my/ASP_NET/sites/level2/2_2.php" text:style-name="Internet_20_link" text:visited-style-name="Visited_20_Internet_20_Link"><text:span text:style-name="T35">Карта сайта</text:span></text:a></text:p>
            </text:list-item>
            <text:list-item>
              <text:p text:style-name="P19"><text:a xlink:type="simple" xlink:href="https://professorweb.ru/my/ASP_NET/sites/level2/2_3.php" text:style-name="Internet_20_link" text:visited-style-name="Visited_20_Internet_20_Link"><text:span text:style-name="T36">SiteMapProvider</text:span></text:a><text:span text:style-name="T36"> </text:span><text:span text:style-name="T37">(Тут рассказывается о ползовательской реализации </text:span><text:span text:style-name="T44">SiteMapProvider, </text:span><text:span text:style-name="T46">но </text:span><text:span text:style-name="T44">SiteMap </text:span><text:span text:style-name="T46">вообще устарел). Ч</text:span><text:span text:style-name="T37">итал внутри только(</text:span><text:span text:style-name="T35">Настройка параметров безопасности</text:span></text:p>
            </text:list-item>
            <text:list-item>
              <text:p text:style-name="P20"><text:span text:style-name="T34">))</text:span></text:p>
            </text:list-item>
            <text:list-item>
              <text:p text:style-name="P19"><text:a xlink:type="simple" xlink:href="https://professorweb.ru/my/ASP_NET/sites/level2/2_4.php" text:style-name="Internet_20_link" text:visited-style-name="Visited_20_Internet_20_Link"><text:span text:style-name="T35">Маршрутизация URL</text:span></text:a></text:p>
            </text:list-item>
            <text:list-item>
              <text:p text:style-name="P19"><text:a xlink:type="simple" xlink:href="https://professorweb.ru/my/ASP_NET/sites/level2/2_5.php" text:style-name="Internet_20_link" text:visited-style-name="Visited_20_Internet_20_Link"><text:span text:style-name="T35">Элемент управления TreeView</text:span></text:a></text:p>
            </text:list-item>
            <text:list-item>
              <text:p text:style-name="P19"><text:a xlink:type="simple" xlink:href="https://professorweb.ru/my/ASP_NET/sites/level2/2_6.php" text:style-name="Internet_20_link" text:visited-style-name="Visited_20_Internet_20_Link"><text:span text:style-name="T35">Элемент управления Menu</text:span></text:a></text:p>
              <text:list>
                <text:list-item>
                  <text:h text:style-name="P23" text:outline-level="3">3. Развертывание веб-сайтов с помощью IIS</text:h>
                </text:list-item>
              </text:list>
            </text:list-item>
            <text:list-item>
              <text:p text:style-name="P19"><text:a xlink:type="simple" xlink:href="https://professorweb.ru/my/ASP_NET/sites/level3/3_1.php" text:style-name="Internet_20_link" text:visited-style-name="Visited_20_Internet_20_Link"><text:span text:style-name="T35">Установка и конфигурирование IIS</text:span></text:a></text:p>
            </text:list-item>
            <text:list-item>
              <text:p text:style-name="P19"><text:a xlink:type="simple" xlink:href="https://professorweb.ru/my/ASP_NET/sites/level3/3_2.php" text:style-name="Internet_20_link" text:visited-style-name="Visited_20_Internet_20_Link"><text:span text:style-name="T35">Развертывание веб-сайта с помощью IIS</text:span></text:a></text:p>
            </text:list-item>
            <text:list-item>
              <text:p text:style-name="P19"><text:a xlink:type="simple" xlink:href="https://professorweb.ru/my/ASP_NET/sites/level3/3_3.php" text:style-name="Internet_20_link" text:visited-style-name="Visited_20_Internet_20_Link"><text:span text:style-name="T35">Управление веб-сайтом</text:span></text:a></text:p>
            </text:list-item>
            <text:list-item>
              <text:p text:style-name="P19"><text:a xlink:type="simple" xlink:href="https://professorweb.ru/my/ASP_NET/sites/level3/3_4.php" text:style-name="Internet_20_link" text:visited-style-name="Visited_20_Internet_20_Link"><text:span text:style-name="T35">Расширение встроенного конвейера IIS</text:span></text:a></text:p>
              <text:list>
                <text:list-item>
                  <text:h text:style-name="P22" text:outline-level="3">4. Специальные элементы управления и GDI+</text:h>
                </text:list-item>
              </text:list>
            </text:list-item>
            <text:list-item>
              <text:p text:style-name="P19"><text:a xlink:type="simple" xlink:href="https://professorweb.ru/my/ASP_NET/sites/level4/4_1.php" text:style-name="Internet_20_link" text:visited-style-name="Visited_20_Internet_20_Link"><text:span text:style-name="T36">Специальные элементы управления</text:span></text:a></text:p>
            </text:list-item>
            <text:list-item>
              <text:p text:style-name="P19"><text:a xlink:type="simple" xlink:href="https://professorweb.ru/my/ASP_NET/sites/level4/4_2.php" text:style-name="Internet_20_link" text:visited-style-name="Visited_20_Internet_20_Link"><text:span text:style-name="T36">Работа с разными браузерами</text:span></text:a></text:p>
            </text:list-item>
            <text:list-item>
              <text:p text:style-name="P19"><text:a xlink:type="simple" xlink:href="https://professorweb.ru/my/ASP_NET/sites/level4/4_3.php" text:style-name="Internet_20_link" text:visited-style-name="Visited_20_Internet_20_Link"><text:span text:style-name="T36">Состояние элемента управления и события</text:span></text:a></text:p>
            </text:list-item>
            <text:list-item>
              <text:p text:style-name="P19"><text:a xlink:type="simple" xlink:href="https://professorweb.ru/my/ASP_NET/sites/level4/4_4.php" text:style-name="Internet_20_link" text:visited-style-name="Visited_20_Internet_20_Link"><text:span text:style-name="T36">Расширение элементов управления</text:span></text:a></text:p>
            </text:list-item>
            <text:list-item>
              <text:p text:style-name="P19"><text:a xlink:type="simple" xlink:href="https://professorweb.ru/my/ASP_NET/sites/level4/4_5.php" text:style-name="Internet_20_link" text:visited-style-name="Visited_20_Internet_20_Link"><text:span text:style-name="T36">Элемент управления ImageMap</text:span></text:a></text:p>
            </text:list-item>
            <text:list-item>
              <text:p text:style-name="P19"><text:a xlink:type="simple" xlink:href="https://professorweb.ru/my/ASP_NET/sites/level4/4_6.php" text:style-name="Internet_20_link" text:visited-style-name="Visited_20_Internet_20_Link"><text:span text:style-name="T36">Графика GDI+</text:span></text:a></text:p>
            </text:list-item>
            <text:list-item>
              <text:p text:style-name="P19"><text:a xlink:type="simple" xlink:href="https://professorweb.ru/my/ASP_NET/sites/level4/4_7.php" text:style-name="Internet_20_link" text:visited-style-name="Visited_20_Internet_20_Link"><text:span text:style-name="T36">Встраивание графики в веб-страницу</text:span></text:a></text:p>
            </text:list-item>
            <text:list-item>
              <text:p text:style-name="P19"><text:a xlink:type="simple" xlink:href="https://professorweb.ru/my/ASP_NET/sites/level4/4_8.php" text:style-name="Internet_20_link" text:visited-style-name="Visited_20_Internet_20_Link"><text:span text:style-name="T36">Элемент управления использующий GDI+</text:span></text:a></text:p>
            </text:list-item>
            <text:list-item>
              <text:p text:style-name="P19"><text:a xlink:type="simple" xlink:href="https://professorweb.ru/my/ASP_NET/sites/level4/4_9.php" text:style-name="Internet_20_link" text:visited-style-name="Visited_20_Internet_20_Link"><text:span text:style-name="T36">Элемент управления Chart</text:span></text:a></text:p>
              <text:list>
                <text:list-item>
                  <text:h text:style-name="P22" text:outline-level="3"><text:soft-page-break/>5. JavaScript и Ajax</text:h>
                </text:list-item>
              </text:list>
            </text:list-item>
            <text:list-item>
              <text:p text:style-name="P19"><text:a xlink:type="simple" xlink:href="https://professorweb.ru/my/ASP_NET/sites/level5/5_1.php" text:style-name="Internet_20_link" text:visited-style-name="Visited_20_Internet_20_Link"><text:span text:style-name="T35">Взаимодействие с JavaScript</text:span></text:a></text:p>
            </text:list-item>
            <text:list-item>
              <text:p text:style-name="P19"><text:a xlink:type="simple" xlink:href="https://professorweb.ru/my/ASP_NET/sites/level5/5_2.php" text:style-name="Internet_20_link" text:visited-style-name="Visited_20_Internet_20_Link"><text:span text:style-name="T35">XSS-атаки</text:span></text:a></text:p>
            </text:list-item>
            <text:list-item>
              <text:p text:style-name="P19"><text:a xlink:type="simple" xlink:href="https://professorweb.ru/my/ASP_NET/sites/level5/5_3.php" text:style-name="Internet_20_link" text:visited-style-name="Visited_20_Internet_20_Link"><text:span text:style-name="T41">Элементы управления с JavaScript-кодом</text:span></text:a></text:p>
            </text:list-item>
            <text:list-item>
              <text:p text:style-name="P19"><text:a xlink:type="simple" xlink:href="https://professorweb.ru/my/ASP_NET/sites/level5/5_4.php" text:style-name="Internet_20_link" text:visited-style-name="Visited_20_Internet_20_Link"><text:span text:style-name="T39">Обзор Ajax</text:span></text:a></text:p>
            </text:list-item>
            <text:list-item>
              <text:p text:style-name="P19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19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19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19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19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19"><text:a xlink:type="simple" xlink:href="https://professorweb.ru/my/ASP_NET/sites/level5/5_10.php" text:style-name="Internet_20_link" text:visited-style-name="Visited_20_Internet_20_Link"><text:span text:style-name="T34">Клиентские библиотеки</text:span></text:a></text:p>
            </text:list-item>
            <text:list-item>
              <text:p text:style-name="P19"><text:a xlink:type="simple" xlink:href="https://professorweb.ru/my/ASP_NET/sites/level5/5_11.php" text:style-name="Internet_20_link" text:visited-style-name="Visited_20_Internet_20_Link"><text:span text:style-name="T34">ASP.NET AJAX Control Toolkit</text:span></text:a></text:p>
              <text:list>
                <text:list-item>
                  <text:h text:style-name="P22" text:outline-level="3">6. Порталы Web Parts</text:h>
                </text:list-item>
              </text:list>
            </text:list-item>
            <text:list-item>
              <text:p text:style-name="P19"><text:a xlink:type="simple" xlink:href="https://professorweb.ru/my/ASP_NET/sites/level6/6_1.php" text:style-name="Internet_20_link" text:visited-style-name="Visited_20_Internet_20_Link"><text:span text:style-name="T34">Веб-порталы</text:span></text:a></text:p>
            </text:list-item>
            <text:list-item>
              <text:p text:style-name="P19"><text:a xlink:type="simple" xlink:href="https://professorweb.ru/my/ASP_NET/sites/level6/6_2.php" text:style-name="Internet_20_link" text:visited-style-name="Visited_20_Internet_20_Link"><text:span text:style-name="T34">Базовые страницы</text:span></text:a></text:p>
            </text:list-item>
            <text:list-item>
              <text:p text:style-name="P19"><text:a xlink:type="simple" xlink:href="https://professorweb.ru/my/ASP_NET/sites/level6/6_3.php" text:style-name="Internet_20_link" text:visited-style-name="Visited_20_Internet_20_Link"><text:span text:style-name="T34">Создание веб-частей</text:span></text:a></text:p>
            </text:list-item>
            <text:list-item>
              <text:p text:style-name="P19"><text:a xlink:type="simple" xlink:href="https://professorweb.ru/my/ASP_NET/sites/level6/6_4.php" text:style-name="Internet_20_link" text:visited-style-name="Visited_20_Internet_20_Link"><text:span text:style-name="T34">Разработка расширенных веб-частей</text:span></text:a></text:p>
              <text:list>
                <text:list-item>
                  <text:h text:style-name="P22" text:outline-level="3">7. Динамические данные</text:h>
                </text:list-item>
              </text:list>
            </text:list-item>
            <text:list-item>
              <text:p text:style-name="P19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19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19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19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19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86">___</text:span> - прочел, полностью пройдено</text:p>
      <text:p text:style-name="Text_20_body"><text:span text:style-name="T87">___</text:span> - перечитать</text:p>
      <text:p text:style-name="Text_20_body"><text:span text:style-name="T88">___</text:span> - не начинал</text:p>
      <text:p text:style-name="Text_20_body"><text:span text:style-name="T91">__</text:span> - собираюсь но попозже</text:p>
      <text:p text:style-name="Text_20_body"><text:span text:style-name="T90">__</text:span> - непонятно</text:p>
      <text:p text:style-name="Text_20_body"><text:span text:style-name="T89">__</text:span> - не собираюсь проходить</text:p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soft-page-break/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8-07T02:28:01.16</dc:date>
    <meta:editing-duration>P17DT4H31M50S</meta:editing-duration>
    <meta:editing-cycles>15</meta:editing-cycles>
    <meta:generator>OpenOffice/4.1.2$Win32 OpenOffice.org_project/412m3$Build-9782</meta:generator>
    <meta:document-statistic meta:table-count="0" meta:image-count="0" meta:object-count="0" meta:page-count="15" meta:paragraph-count="573" meta:word-count="2073" meta:character-count="14300"/>
  </office:meta>
</office:document-meta>
</file>